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year_of_bir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gender</text:p>
          </table:table-cell>
          <table:table-cell table:number-columns-repeated="3"/>
          <table:table-cell office:value-type="string" calcext:value-type="string">
            <text:p>SQ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Sosa</text:p>
          </table:table-cell>
          <table:table-cell office:value-type="float" office:value="2005" calcext:value-type="float">
            <text:p>2005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];&quot;', '&quot;;[.B2];&quot;', '&quot;;[.C2];&quot;', '&quot;;[.D2];&quot;', '&quot;;SUBSTITUTE([.E2];&quot;,&quot;;&quot;.&quot;);&quot;', '&quot;;[.F2];&quot;');&quot;)" office:value-type="string" office:string-value="INSERT INTO `Person` (`id`, `name`, `surname`, `year_of_birth`, `height`, `gender`) VALUES ('1', 'Dale', 'Sosa', '2005', '1.43', 'm');" calcext:value-type="string">
            <text:p>INSERT INTO `Person` (`id`, `name`, `surname`, `year_of_birth`, `height`, `gender`) VALUES ('1', 'Dale', 'Sosa', '2005', '1.43', 'm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ilee</text:p>
          </table:table-cell>
          <table:table-cell office:value-type="string" calcext:value-type="string">
            <text:p>Cameron</text:p>
          </table:table-cell>
          <table:table-cell office:value-type="float" office:value="2007" calcext:value-type="float">
            <text:p>2007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];&quot;', '&quot;;[.B3];&quot;', '&quot;;[.C3];&quot;', '&quot;;[.D3];&quot;', '&quot;;SUBSTITUTE([.E3];&quot;,&quot;;&quot;.&quot;);&quot;', '&quot;;[.F3];&quot;');&quot;)" office:value-type="string" office:string-value="INSERT INTO `Person` (`id`, `name`, `surname`, `year_of_birth`, `height`, `gender`) VALUES ('2', 'Kailee', 'Cameron', '2007', '1.22', 'f');" calcext:value-type="string">
            <text:p>INSERT INTO `Person` (`id`, `name`, `surname`, `year_of_birth`, `height`, `gender`) VALUES ('2', 'Kailee', 'Cameron', '2007', '1.22', 'f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Garrido</text:p>
          </table:table-cell>
          <table:table-cell office:value-type="float" office:value="1998" calcext:value-type="float">
            <text:p>1998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];&quot;', '&quot;;[.B4];&quot;', '&quot;;[.C4];&quot;', '&quot;;[.D4];&quot;', '&quot;;SUBSTITUTE([.E4];&quot;,&quot;;&quot;.&quot;);&quot;', '&quot;;[.F4];&quot;');&quot;)" office:value-type="string" office:string-value="INSERT INTO `Person` (`id`, `name`, `surname`, `year_of_birth`, `height`, `gender`) VALUES ('3', 'Cadence', 'Garrido', '1998', '1.64', 'f');" calcext:value-type="string">
            <text:p>INSERT INTO `Person` (`id`, `name`, `surname`, `year_of_birth`, `height`, `gender`) VALUES ('3', 'Cadence', 'Garrido', '1998', '1.64', 'f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Hidalgo</text:p>
          </table:table-cell>
          <table:table-cell office:value-type="float" office:value="1997" calcext:value-type="float">
            <text:p>1997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];&quot;', '&quot;;[.B5];&quot;', '&quot;;[.C5];&quot;', '&quot;;[.D5];&quot;', '&quot;;SUBSTITUTE([.E5];&quot;,&quot;;&quot;.&quot;);&quot;', '&quot;;[.F5];&quot;');&quot;)" office:value-type="string" office:string-value="INSERT INTO `Person` (`id`, `name`, `surname`, `year_of_birth`, `height`, `gender`) VALUES ('4', 'Sullivan', 'Hidalgo', '1997', '1.51', 'm');" calcext:value-type="string">
            <text:p>INSERT INTO `Person` (`id`, `name`, `surname`, `year_of_birth`, `height`, `gender`) VALUES ('4', 'Sullivan', 'Hidalgo', '1997', '1.51', 'm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Mcmahon</text:p>
          </table:table-cell>
          <table:table-cell office:value-type="float" office:value="1998" calcext:value-type="float">
            <text:p>1998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];&quot;', '&quot;;[.B6];&quot;', '&quot;;[.C6];&quot;', '&quot;;[.D6];&quot;', '&quot;;SUBSTITUTE([.E6];&quot;,&quot;;&quot;.&quot;);&quot;', '&quot;;[.F6];&quot;');&quot;)" office:value-type="string" office:string-value="INSERT INTO `Person` (`id`, `name`, `surname`, `year_of_birth`, `height`, `gender`) VALUES ('5', 'Asher', 'Mcmahon', '1998', '1.63', 'm');" calcext:value-type="string">
            <text:p>INSERT INTO `Person` (`id`, `name`, `surname`, `year_of_birth`, `height`, `gender`) VALUES ('5', 'Asher', 'Mcmahon', '1998', '1.63', 'm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ylie</text:p>
          </table:table-cell>
          <table:table-cell office:value-type="string" calcext:value-type="string">
            <text:p>Durán</text:p>
          </table:table-cell>
          <table:table-cell office:value-type="float" office:value="2004" calcext:value-type="float">
            <text:p>2004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];&quot;', '&quot;;[.B7];&quot;', '&quot;;[.C7];&quot;', '&quot;;[.D7];&quot;', '&quot;;SUBSTITUTE([.E7];&quot;,&quot;;&quot;.&quot;);&quot;', '&quot;;[.F7];&quot;');&quot;)" office:value-type="string" office:string-value="INSERT INTO `Person` (`id`, `name`, `surname`, `year_of_birth`, `height`, `gender`) VALUES ('6', 'Rylie', 'Durán', '2004', '1.25', 'f');" calcext:value-type="string">
            <text:p>INSERT INTO `Person` (`id`, `name`, `surname`, `year_of_birth`, `height`, `gender`) VALUES ('6', 'Rylie', 'Durán', '2004', '1.25', 'f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Rowland</text:p>
          </table:table-cell>
          <table:table-cell office:value-type="float" office:value="2000" calcext:value-type="float">
            <text:p>2000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];&quot;', '&quot;;[.B8];&quot;', '&quot;;[.C8];&quot;', '&quot;;[.D8];&quot;', '&quot;;SUBSTITUTE([.E8];&quot;,&quot;;&quot;.&quot;);&quot;', '&quot;;[.F8];&quot;');&quot;)" office:value-type="string" office:string-value="INSERT INTO `Person` (`id`, `name`, `surname`, `year_of_birth`, `height`, `gender`) VALUES ('7', 'Kenny', 'Rowland', '2000', '1.48', 'm');" calcext:value-type="string">
            <text:p>INSERT INTO `Person` (`id`, `name`, `surname`, `year_of_birth`, `height`, `gender`) VALUES ('7', 'Kenny', 'Rowland', '2000', '1.48', 'm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Castillo</text:p>
          </table:table-cell>
          <table:table-cell office:value-type="float" office:value="2002" calcext:value-type="float">
            <text:p>2002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];&quot;', '&quot;;[.B9];&quot;', '&quot;;[.C9];&quot;', '&quot;;[.D9];&quot;', '&quot;;SUBSTITUTE([.E9];&quot;,&quot;;&quot;.&quot;);&quot;', '&quot;;[.F9];&quot;');&quot;)" office:value-type="string" office:string-value="INSERT INTO `Person` (`id`, `name`, `surname`, `year_of_birth`, `height`, `gender`) VALUES ('8', 'Grant', 'Castillo', '2002', '1.49', 'm');" calcext:value-type="string">
            <text:p>INSERT INTO `Person` (`id`, `name`, `surname`, `year_of_birth`, `height`, `gender`) VALUES ('8', 'Grant', 'Castillo', '2002', '1.49', 'm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von</text:p>
          </table:table-cell>
          <table:table-cell office:value-type="string" calcext:value-type="string">
            <text:p>Montero</text:p>
          </table:table-cell>
          <table:table-cell office:value-type="float" office:value="2005" calcext:value-type="float">
            <text:p>2005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];&quot;', '&quot;;[.B10];&quot;', '&quot;;[.C10];&quot;', '&quot;;[.D10];&quot;', '&quot;;SUBSTITUTE([.E10];&quot;,&quot;;&quot;.&quot;);&quot;', '&quot;;[.F10];&quot;');&quot;)" office:value-type="string" office:string-value="INSERT INTO `Person` (`id`, `name`, `surname`, `year_of_birth`, `height`, `gender`) VALUES ('9', 'Javon', 'Montero', '2005', '1.54', 'm');" calcext:value-type="string">
            <text:p>INSERT INTO `Person` (`id`, `name`, `surname`, `year_of_birth`, `height`, `gender`) VALUES ('9', 'Javon', 'Montero', '2005', '1.54', 'm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Campos</text:p>
          </table:table-cell>
          <table:table-cell office:value-type="float" office:value="2007" calcext:value-type="float">
            <text:p>2007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];&quot;', '&quot;;[.B11];&quot;', '&quot;;[.C11];&quot;', '&quot;;[.D11];&quot;', '&quot;;SUBSTITUTE([.E11];&quot;,&quot;;&quot;.&quot;);&quot;', '&quot;;[.F11];&quot;');&quot;)" office:value-type="string" office:string-value="INSERT INTO `Person` (`id`, `name`, `surname`, `year_of_birth`, `height`, `gender`) VALUES ('10', 'Walter', 'Campos', '2007', '1.22', 'm');" calcext:value-type="string">
            <text:p>INSERT INTO `Person` (`id`, `name`, `surname`, `year_of_birth`, `height`, `gender`) VALUES ('10', 'Walter', 'Campos', '2007', '1.22', 'm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Norris</text:p>
          </table:table-cell>
          <table:table-cell office:value-type="float" office:value="1992" calcext:value-type="float">
            <text:p>1992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];&quot;', '&quot;;[.B12];&quot;', '&quot;;[.C12];&quot;', '&quot;;[.D12];&quot;', '&quot;;SUBSTITUTE([.E12];&quot;,&quot;;&quot;.&quot;);&quot;', '&quot;;[.F12];&quot;');&quot;)" office:value-type="string" office:string-value="INSERT INTO `Person` (`id`, `name`, `surname`, `year_of_birth`, `height`, `gender`) VALUES ('11', 'Ezra', 'Norris', '1992', '1.22', 'm');" calcext:value-type="string">
            <text:p>INSERT INTO `Person` (`id`, `name`, `surname`, `year_of_birth`, `height`, `gender`) VALUES ('11', 'Ezra', 'Norris', '1992', '1.22', 'm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Carrasco</text:p>
          </table:table-cell>
          <table:table-cell office:value-type="float" office:value="2001" calcext:value-type="float">
            <text:p>2001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];&quot;', '&quot;;[.B13];&quot;', '&quot;;[.C13];&quot;', '&quot;;[.D13];&quot;', '&quot;;SUBSTITUTE([.E13];&quot;,&quot;;&quot;.&quot;);&quot;', '&quot;;[.F13];&quot;');&quot;)" office:value-type="string" office:string-value="INSERT INTO `Person` (`id`, `name`, `surname`, `year_of_birth`, `height`, `gender`) VALUES ('12', 'Elle', 'Carrasco', '2001', '1.52', 'f');" calcext:value-type="string">
            <text:p>INSERT INTO `Person` (`id`, `name`, `surname`, `year_of_birth`, `height`, `gender`) VALUES ('12', 'Elle', 'Carrasco', '2001', '1.52', 'f'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lee</text:p>
          </table:table-cell>
          <table:table-cell office:value-type="string" calcext:value-type="string">
            <text:p>Soto</text:p>
          </table:table-cell>
          <table:table-cell office:value-type="float" office:value="1998" calcext:value-type="float">
            <text:p>1998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];&quot;', '&quot;;[.B14];&quot;', '&quot;;[.C14];&quot;', '&quot;;[.D14];&quot;', '&quot;;SUBSTITUTE([.E14];&quot;,&quot;;&quot;.&quot;);&quot;', '&quot;;[.F14];&quot;');&quot;)" office:value-type="string" office:string-value="INSERT INTO `Person` (`id`, `name`, `surname`, `year_of_birth`, `height`, `gender`) VALUES ('13', 'Carlee', 'Soto', '1998', '1.32', 'f');" calcext:value-type="string">
            <text:p>INSERT INTO `Person` (`id`, `name`, `surname`, `year_of_birth`, `height`, `gender`) VALUES ('13', 'Carlee', 'Soto', '1998', '1.32', 'f'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kyla</text:p>
          </table:table-cell>
          <table:table-cell office:value-type="string" calcext:value-type="string">
            <text:p>Jiménez</text:p>
          </table:table-cell>
          <table:table-cell office:value-type="float" office:value="2001" calcext:value-type="float">
            <text:p>2001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];&quot;', '&quot;;[.B15];&quot;', '&quot;;[.C15];&quot;', '&quot;;[.D15];&quot;', '&quot;;SUBSTITUTE([.E15];&quot;,&quot;;&quot;.&quot;);&quot;', '&quot;;[.F15];&quot;');&quot;)" office:value-type="string" office:string-value="INSERT INTO `Person` (`id`, `name`, `surname`, `year_of_birth`, `height`, `gender`) VALUES ('14', 'Skyla', 'Jiménez', '2001', '1.25', 'x');" calcext:value-type="string">
            <text:p>INSERT INTO `Person` (`id`, `name`, `surname`, `year_of_birth`, `height`, `gender`) VALUES ('14', 'Skyla', 'Jiménez', '2001', '1.25', 'x'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ce</text:p>
          </table:table-cell>
          <table:table-cell office:value-type="string" calcext:value-type="string">
            <text:p>Cochran</text:p>
          </table:table-cell>
          <table:table-cell office:value-type="float" office:value="2007" calcext:value-type="float">
            <text:p>2007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];&quot;', '&quot;;[.B16];&quot;', '&quot;;[.C16];&quot;', '&quot;;[.D16];&quot;', '&quot;;SUBSTITUTE([.E16];&quot;,&quot;;&quot;.&quot;);&quot;', '&quot;;[.F16];&quot;');&quot;)" office:value-type="string" office:string-value="INSERT INTO `Person` (`id`, `name`, `surname`, `year_of_birth`, `height`, `gender`) VALUES ('15', 'Chace', 'Cochran', '2007', '1.64', 'm');" calcext:value-type="string">
            <text:p>INSERT INTO `Person` (`id`, `name`, `surname`, `year_of_birth`, `height`, `gender`) VALUES ('15', 'Chace', 'Cochran', '2007', '1.64', 'm'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Jiménez</text:p>
          </table:table-cell>
          <table:table-cell office:value-type="float" office:value="2002" calcext:value-type="float">
            <text:p>200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];&quot;', '&quot;;[.B17];&quot;', '&quot;;[.C17];&quot;', '&quot;;[.D17];&quot;', '&quot;;SUBSTITUTE([.E17];&quot;,&quot;;&quot;.&quot;);&quot;', '&quot;;[.F17];&quot;');&quot;)" office:value-type="string" office:string-value="INSERT INTO `Person` (`id`, `name`, `surname`, `year_of_birth`, `height`, `gender`) VALUES ('16', 'Abby', 'Jiménez', '2002', '1.3', 'f');" calcext:value-type="string">
            <text:p>INSERT INTO `Person` (`id`, `name`, `surname`, `year_of_birth`, `height`, `gender`) VALUES ('16', 'Abby', 'Jiménez', '2002', '1.3', 'f'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Knox</text:p>
          </table:table-cell>
          <table:table-cell office:value-type="float" office:value="2001" calcext:value-type="float">
            <text:p>2001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];&quot;', '&quot;;[.B18];&quot;', '&quot;;[.C18];&quot;', '&quot;;[.D18];&quot;', '&quot;;SUBSTITUTE([.E18];&quot;,&quot;;&quot;.&quot;);&quot;', '&quot;;[.F18];&quot;');&quot;)" office:value-type="string" office:string-value="INSERT INTO `Person` (`id`, `name`, `surname`, `year_of_birth`, `height`, `gender`) VALUES ('17', 'Leandro', 'Knox', '2001', '1.31', 'm');" calcext:value-type="string">
            <text:p>INSERT INTO `Person` (`id`, `name`, `surname`, `year_of_birth`, `height`, `gender`) VALUES ('17', 'Leandro', 'Knox', '2001', '1.31', 'm'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veah</text:p>
          </table:table-cell>
          <table:table-cell office:value-type="string" calcext:value-type="string">
            <text:p>Cambil</text:p>
          </table:table-cell>
          <table:table-cell office:value-type="float" office:value="1994" calcext:value-type="float">
            <text:p>199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];&quot;', '&quot;;[.B19];&quot;', '&quot;;[.C19];&quot;', '&quot;;[.D19];&quot;', '&quot;;SUBSTITUTE([.E19];&quot;,&quot;;&quot;.&quot;);&quot;', '&quot;;[.F19];&quot;');&quot;)" office:value-type="string" office:string-value="INSERT INTO `Person` (`id`, `name`, `surname`, `year_of_birth`, `height`, `gender`) VALUES ('18', 'Neveah', 'Cambil', '1994', '1.34', 'f');" calcext:value-type="string">
            <text:p>INSERT INTO `Person` (`id`, `name`, `surname`, `year_of_birth`, `height`, `gender`) VALUES ('18', 'Neveah', 'Cambil', '1994', '1.34', 'f'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Wiggins</text:p>
          </table:table-cell>
          <table:table-cell office:value-type="float" office:value="1999" calcext:value-type="float">
            <text:p>1999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];&quot;', '&quot;;[.B20];&quot;', '&quot;;[.C20];&quot;', '&quot;;[.D20];&quot;', '&quot;;SUBSTITUTE([.E20];&quot;,&quot;;&quot;.&quot;);&quot;', '&quot;;[.F20];&quot;');&quot;)" office:value-type="string" office:string-value="INSERT INTO `Person` (`id`, `name`, `surname`, `year_of_birth`, `height`, `gender`) VALUES ('19', 'Titus', 'Wiggins', '1999', '1.26', 'm');" calcext:value-type="string">
            <text:p>INSERT INTO `Person` (`id`, `name`, `surname`, `year_of_birth`, `height`, `gender`) VALUES ('19', 'Titus', 'Wiggins', '1999', '1.26', 'm'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López</text:p>
          </table:table-cell>
          <table:table-cell office:value-type="float" office:value="1993" calcext:value-type="float">
            <text:p>1993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1];&quot;', '&quot;;[.B21];&quot;', '&quot;;[.C21];&quot;', '&quot;;[.D21];&quot;', '&quot;;SUBSTITUTE([.E21];&quot;,&quot;;&quot;.&quot;);&quot;', '&quot;;[.F21];&quot;');&quot;)" office:value-type="string" office:string-value="INSERT INTO `Person` (`id`, `name`, `surname`, `year_of_birth`, `height`, `gender`) VALUES ('20', 'Paulina', 'López', '1993', '1.62', 'f');" calcext:value-type="string">
            <text:p>INSERT INTO `Person` (`id`, `name`, `surname`, `year_of_birth`, `height`, `gender`) VALUES ('20', 'Paulina', 'López', '1993', '1.62', 'f'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iana</text:p>
          </table:table-cell>
          <table:table-cell office:value-type="string" calcext:value-type="string">
            <text:p>Mcconnell</text:p>
          </table:table-cell>
          <table:table-cell office:value-type="float" office:value="2001" calcext:value-type="float">
            <text:p>2001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2];&quot;', '&quot;;[.B22];&quot;', '&quot;;[.C22];&quot;', '&quot;;[.D22];&quot;', '&quot;;SUBSTITUTE([.E22];&quot;,&quot;;&quot;.&quot;);&quot;', '&quot;;[.F22];&quot;');&quot;)" office:value-type="string" office:string-value="INSERT INTO `Person` (`id`, `name`, `surname`, `year_of_birth`, `height`, `gender`) VALUES ('21', 'Giana', 'Mcconnell', '2001', '1.56', 'f');" calcext:value-type="string">
            <text:p>INSERT INTO `Person` (`id`, `name`, `surname`, `year_of_birth`, `height`, `gender`) VALUES ('21', 'Giana', 'Mcconnell', '2001', '1.56', 'f'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Sánchez</text:p>
          </table:table-cell>
          <table:table-cell office:value-type="float" office:value="2004" calcext:value-type="float">
            <text:p>2004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3];&quot;', '&quot;;[.B23];&quot;', '&quot;;[.C23];&quot;', '&quot;;[.D23];&quot;', '&quot;;SUBSTITUTE([.E23];&quot;,&quot;;&quot;.&quot;);&quot;', '&quot;;[.F23];&quot;');&quot;)" office:value-type="string" office:string-value="INSERT INTO `Person` (`id`, `name`, `surname`, `year_of_birth`, `height`, `gender`) VALUES ('22', 'Cohen', 'Sánchez', '2004', '1.68', 'm');" calcext:value-type="string">
            <text:p>INSERT INTO `Person` (`id`, `name`, `surname`, `year_of_birth`, `height`, `gender`) VALUES ('22', 'Cohen', 'Sánchez', '2004', '1.68', 'm'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Barber</text:p>
          </table:table-cell>
          <table:table-cell office:value-type="float" office:value="1997" calcext:value-type="float">
            <text:p>1997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4];&quot;', '&quot;;[.B24];&quot;', '&quot;;[.C24];&quot;', '&quot;;[.D24];&quot;', '&quot;;SUBSTITUTE([.E24];&quot;,&quot;;&quot;.&quot;);&quot;', '&quot;;[.F24];&quot;');&quot;)" office:value-type="string" office:string-value="INSERT INTO `Person` (`id`, `name`, `surname`, `year_of_birth`, `height`, `gender`) VALUES ('23', 'Dominique', 'Barber', '1997', '1.34', 'm');" calcext:value-type="string">
            <text:p>INSERT INTO `Person` (`id`, `name`, `surname`, `year_of_birth`, `height`, `gender`) VALUES ('23', 'Dominique', 'Barber', '1997', '1.34', 'm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are</text:p>
          </table:table-cell>
          <table:table-cell office:value-type="string" calcext:value-type="string">
            <text:p>Day</text:p>
          </table:table-cell>
          <table:table-cell office:value-type="float" office:value="1991" calcext:value-type="float">
            <text:p>1991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5];&quot;', '&quot;;[.B25];&quot;', '&quot;;[.C25];&quot;', '&quot;;[.D25];&quot;', '&quot;;SUBSTITUTE([.E25];&quot;,&quot;;&quot;.&quot;);&quot;', '&quot;;[.F25];&quot;');&quot;)" office:value-type="string" office:string-value="INSERT INTO `Person` (`id`, `name`, `surname`, `year_of_birth`, `height`, `gender`) VALUES ('24', 'Amare', 'Day', '1991', '1.56', 'm');" calcext:value-type="string">
            <text:p>INSERT INTO `Person` (`id`, `name`, `surname`, `year_of_birth`, `height`, `gender`) VALUES ('24', 'Amare', 'Day', '1991', '1.56', 'm'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Daniels</text:p>
          </table:table-cell>
          <table:table-cell office:value-type="float" office:value="1995" calcext:value-type="float">
            <text:p>1995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6];&quot;', '&quot;;[.B26];&quot;', '&quot;;[.C26];&quot;', '&quot;;[.D26];&quot;', '&quot;;SUBSTITUTE([.E26];&quot;,&quot;;&quot;.&quot;);&quot;', '&quot;;[.F26];&quot;');&quot;)" office:value-type="string" office:string-value="INSERT INTO `Person` (`id`, `name`, `surname`, `year_of_birth`, `height`, `gender`) VALUES ('25', 'Ryan', 'Daniels', '1995', '1.43', 'f');" calcext:value-type="string">
            <text:p>INSERT INTO `Person` (`id`, `name`, `surname`, `year_of_birth`, `height`, `gender`) VALUES ('25', 'Ryan', 'Daniels', '1995', '1.43', 'f'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James</text:p>
          </table:table-cell>
          <table:table-cell office:value-type="float" office:value="2003" calcext:value-type="float">
            <text:p>2003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7];&quot;', '&quot;;[.B27];&quot;', '&quot;;[.C27];&quot;', '&quot;;[.D27];&quot;', '&quot;;SUBSTITUTE([.E27];&quot;,&quot;;&quot;.&quot;);&quot;', '&quot;;[.F27];&quot;');&quot;)" office:value-type="string" office:string-value="INSERT INTO `Person` (`id`, `name`, `surname`, `year_of_birth`, `height`, `gender`) VALUES ('26', 'Elle', 'James', '2003', '1.29', 'f');" calcext:value-type="string">
            <text:p>INSERT INTO `Person` (`id`, `name`, `surname`, `year_of_birth`, `height`, `gender`) VALUES ('26', 'Elle', 'James', '2003', '1.29', 'f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Fernández</text:p>
          </table:table-cell>
          <table:table-cell office:value-type="float" office:value="2007" calcext:value-type="float">
            <text:p>2007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8];&quot;', '&quot;;[.B28];&quot;', '&quot;;[.C28];&quot;', '&quot;;[.D28];&quot;', '&quot;;SUBSTITUTE([.E28];&quot;,&quot;;&quot;.&quot;);&quot;', '&quot;;[.F28];&quot;');&quot;)" office:value-type="string" office:string-value="INSERT INTO `Person` (`id`, `name`, `surname`, `year_of_birth`, `height`, `gender`) VALUES ('27', 'Alvaro', 'Fernández', '2007', '1.53', 'm');" calcext:value-type="string">
            <text:p>INSERT INTO `Person` (`id`, `name`, `surname`, `year_of_birth`, `height`, `gender`) VALUES ('27', 'Alvaro', 'Fernández', '2007', '1.53', 'm'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Barrera</text:p>
          </table:table-cell>
          <table:table-cell office:value-type="float" office:value="2009" calcext:value-type="float">
            <text:p>2009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9];&quot;', '&quot;;[.B29];&quot;', '&quot;;[.C29];&quot;', '&quot;;[.D29];&quot;', '&quot;;SUBSTITUTE([.E29];&quot;,&quot;;&quot;.&quot;);&quot;', '&quot;;[.F29];&quot;');&quot;)" office:value-type="string" office:string-value="INSERT INTO `Person` (`id`, `name`, `surname`, `year_of_birth`, `height`, `gender`) VALUES ('28', 'Diana', 'Barrera', '2009', '1.22', 'f');" calcext:value-type="string">
            <text:p>INSERT INTO `Person` (`id`, `name`, `surname`, `year_of_birth`, `height`, `gender`) VALUES ('28', 'Diana', 'Barrera', '2009', '1.22', 'f'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Núñez</text:p>
          </table:table-cell>
          <table:table-cell office:value-type="float" office:value="1991" calcext:value-type="float">
            <text:p>1991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0];&quot;', '&quot;;[.B30];&quot;', '&quot;;[.C30];&quot;', '&quot;;[.D30];&quot;', '&quot;;SUBSTITUTE([.E30];&quot;,&quot;;&quot;.&quot;);&quot;', '&quot;;[.F30];&quot;');&quot;)" office:value-type="string" office:string-value="INSERT INTO `Person` (`id`, `name`, `surname`, `year_of_birth`, `height`, `gender`) VALUES ('29', 'Emma', 'Núñez', '1991', '1.53', 'f');" calcext:value-type="string">
            <text:p>INSERT INTO `Person` (`id`, `name`, `surname`, `year_of_birth`, `height`, `gender`) VALUES ('29', 'Emma', 'Núñez', '1991', '1.53', 'f'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leb</text:p>
          </table:table-cell>
          <table:table-cell office:value-type="string" calcext:value-type="string">
            <text:p>Stephenson</text:p>
          </table:table-cell>
          <table:table-cell office:value-type="float" office:value="2006" calcext:value-type="float">
            <text:p>2006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1];&quot;', '&quot;;[.B31];&quot;', '&quot;;[.C31];&quot;', '&quot;;[.D31];&quot;', '&quot;;SUBSTITUTE([.E31];&quot;,&quot;;&quot;.&quot;);&quot;', '&quot;;[.F31];&quot;');&quot;)" office:value-type="string" office:string-value="INSERT INTO `Person` (`id`, `name`, `surname`, `year_of_birth`, `height`, `gender`) VALUES ('30', 'Kaleb', 'Stephenson', '2006', '1.33', 'm');" calcext:value-type="string">
            <text:p>INSERT INTO `Person` (`id`, `name`, `surname`, `year_of_birth`, `height`, `gender`) VALUES ('30', 'Kaleb', 'Stephenson', '2006', '1.33', 'm'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Ware</text:p>
          </table:table-cell>
          <table:table-cell office:value-type="float" office:value="2003" calcext:value-type="float">
            <text:p>2003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2];&quot;', '&quot;;[.B32];&quot;', '&quot;;[.C32];&quot;', '&quot;;[.D32];&quot;', '&quot;;SUBSTITUTE([.E32];&quot;,&quot;;&quot;.&quot;);&quot;', '&quot;;[.F32];&quot;');&quot;)" office:value-type="string" office:string-value="INSERT INTO `Person` (`id`, `name`, `surname`, `year_of_birth`, `height`, `gender`) VALUES ('31', 'Eden', 'Ware', '2003', '1.52', 'f');" calcext:value-type="string">
            <text:p>INSERT INTO `Person` (`id`, `name`, `surname`, `year_of_birth`, `height`, `gender`) VALUES ('31', 'Eden', 'Ware', '2003', '1.52', 'f'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ia</text:p>
          </table:table-cell>
          <table:table-cell office:value-type="string" calcext:value-type="string">
            <text:p>Ramírez</text:p>
          </table:table-cell>
          <table:table-cell office:value-type="float" office:value="2006" calcext:value-type="float">
            <text:p>2006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3];&quot;', '&quot;;[.B33];&quot;', '&quot;;[.C33];&quot;', '&quot;;[.D33];&quot;', '&quot;;SUBSTITUTE([.E33];&quot;,&quot;;&quot;.&quot;);&quot;', '&quot;;[.F33];&quot;');&quot;)" office:value-type="string" office:string-value="INSERT INTO `Person` (`id`, `name`, `surname`, `year_of_birth`, `height`, `gender`) VALUES ('32', 'Alia', 'Ramírez', '2006', '1.48', 'f');" calcext:value-type="string">
            <text:p>INSERT INTO `Person` (`id`, `name`, `surname`, `year_of_birth`, `height`, `gender`) VALUES ('32', 'Alia', 'Ramírez', '2006', '1.48', 'f'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Guerrero</text:p>
          </table:table-cell>
          <table:table-cell office:value-type="float" office:value="1994" calcext:value-type="float">
            <text:p>1994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4];&quot;', '&quot;;[.B34];&quot;', '&quot;;[.C34];&quot;', '&quot;;[.D34];&quot;', '&quot;;SUBSTITUTE([.E34];&quot;,&quot;;&quot;.&quot;);&quot;', '&quot;;[.F34];&quot;');&quot;)" office:value-type="string" office:string-value="INSERT INTO `Person` (`id`, `name`, `surname`, `year_of_birth`, `height`, `gender`) VALUES ('33', 'Rachael', 'Guerrero', '1994', '1.61', 'f');" calcext:value-type="string">
            <text:p>INSERT INTO `Person` (`id`, `name`, `surname`, `year_of_birth`, `height`, `gender`) VALUES ('33', 'Rachael', 'Guerrero', '1994', '1.61', 'f'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yden</text:p>
          </table:table-cell>
          <table:table-cell office:value-type="string" calcext:value-type="string">
            <text:p>Molina</text:p>
          </table:table-cell>
          <table:table-cell office:value-type="float" office:value="1996" calcext:value-type="float">
            <text:p>1996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5];&quot;', '&quot;;[.B35];&quot;', '&quot;;[.C35];&quot;', '&quot;;[.D35];&quot;', '&quot;;SUBSTITUTE([.E35];&quot;,&quot;;&quot;.&quot;);&quot;', '&quot;;[.F35];&quot;');&quot;)" office:value-type="string" office:string-value="INSERT INTO `Person` (`id`, `name`, `surname`, `year_of_birth`, `height`, `gender`) VALUES ('34', 'Kayden', 'Molina', '1996', '1.29', 'm');" calcext:value-type="string">
            <text:p>INSERT INTO `Person` (`id`, `name`, `surname`, `year_of_birth`, `height`, `gender`) VALUES ('34', 'Kayden', 'Molina', '1996', '1.29', 'm'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reon</text:p>
          </table:table-cell>
          <table:table-cell office:value-type="string" calcext:value-type="string">
            <text:p>Bowers</text:p>
          </table:table-cell>
          <table:table-cell office:value-type="float" office:value="2003" calcext:value-type="float">
            <text:p>2003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6];&quot;', '&quot;;[.B36];&quot;', '&quot;;[.C36];&quot;', '&quot;;[.D36];&quot;', '&quot;;SUBSTITUTE([.E36];&quot;,&quot;;&quot;.&quot;);&quot;', '&quot;;[.F36];&quot;');&quot;)" office:value-type="string" office:string-value="INSERT INTO `Person` (`id`, `name`, `surname`, `year_of_birth`, `height`, `gender`) VALUES ('35', 'Dereon', 'Bowers', '2003', '1.42', 'm');" calcext:value-type="string">
            <text:p>INSERT INTO `Person` (`id`, `name`, `surname`, `year_of_birth`, `height`, `gender`) VALUES ('35', 'Dereon', 'Bowers', '2003', '1.42', 'm'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Salazar</text:p>
          </table:table-cell>
          <table:table-cell office:value-type="float" office:value="2005" calcext:value-type="float">
            <text:p>2005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7];&quot;', '&quot;;[.B37];&quot;', '&quot;;[.C37];&quot;', '&quot;;[.D37];&quot;', '&quot;;SUBSTITUTE([.E37];&quot;,&quot;;&quot;.&quot;);&quot;', '&quot;;[.F37];&quot;');&quot;)" office:value-type="string" office:string-value="INSERT INTO `Person` (`id`, `name`, `surname`, `year_of_birth`, `height`, `gender`) VALUES ('36', 'Estrella', 'Salazar', '2005', '1.64', 'f');" calcext:value-type="string">
            <text:p>INSERT INTO `Person` (`id`, `name`, `surname`, `year_of_birth`, `height`, `gender`) VALUES ('36', 'Estrella', 'Salazar', '2005', '1.64', 'f'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árquez</text:p>
          </table:table-cell>
          <table:table-cell office:value-type="float" office:value="2009" calcext:value-type="float">
            <text:p>2009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8];&quot;', '&quot;;[.B38];&quot;', '&quot;;[.C38];&quot;', '&quot;;[.D38];&quot;', '&quot;;SUBSTITUTE([.E38];&quot;,&quot;;&quot;.&quot;);&quot;', '&quot;;[.F38];&quot;');&quot;)" office:value-type="string" office:string-value="INSERT INTO `Person` (`id`, `name`, `surname`, `year_of_birth`, `height`, `gender`) VALUES ('37', 'June', 'Márquez', '2009', '1.57', 'f');" calcext:value-type="string">
            <text:p>INSERT INTO `Person` (`id`, `name`, `surname`, `year_of_birth`, `height`, `gender`) VALUES ('37', 'June', 'Márquez', '2009', '1.57', 'f'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Reyes</text:p>
          </table:table-cell>
          <table:table-cell office:value-type="float" office:value="2002" calcext:value-type="float">
            <text:p>2002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39];&quot;', '&quot;;[.B39];&quot;', '&quot;;[.C39];&quot;', '&quot;;[.D39];&quot;', '&quot;;SUBSTITUTE([.E39];&quot;,&quot;;&quot;.&quot;);&quot;', '&quot;;[.F39];&quot;');&quot;)" office:value-type="string" office:string-value="INSERT INTO `Person` (`id`, `name`, `surname`, `year_of_birth`, `height`, `gender`) VALUES ('38', 'Clara', 'Reyes', '2002', '1.27', 'f');" calcext:value-type="string">
            <text:p>INSERT INTO `Person` (`id`, `name`, `surname`, `year_of_birth`, `height`, `gender`) VALUES ('38', 'Clara', 'Reyes', '2002', '1.27', 'f'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Bass</text:p>
          </table:table-cell>
          <table:table-cell office:value-type="float" office:value="2002" calcext:value-type="float">
            <text:p>2002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0];&quot;', '&quot;;[.B40];&quot;', '&quot;;[.C40];&quot;', '&quot;;[.D40];&quot;', '&quot;;SUBSTITUTE([.E40];&quot;,&quot;;&quot;.&quot;);&quot;', '&quot;;[.F40];&quot;');&quot;)" office:value-type="string" office:string-value="INSERT INTO `Person` (`id`, `name`, `surname`, `year_of_birth`, `height`, `gender`) VALUES ('39', 'Haven', 'Bass', '2002', '1.57', 'f');" calcext:value-type="string">
            <text:p>INSERT INTO `Person` (`id`, `name`, `surname`, `year_of_birth`, `height`, `gender`) VALUES ('39', 'Haven', 'Bass', '2002', '1.57', 'f'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tum</text:p>
          </table:table-cell>
          <table:table-cell office:value-type="string" calcext:value-type="string">
            <text:p>González</text:p>
          </table:table-cell>
          <table:table-cell office:value-type="float" office:value="2002" calcext:value-type="float">
            <text:p>2002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1];&quot;', '&quot;;[.B41];&quot;', '&quot;;[.C41];&quot;', '&quot;;[.D41];&quot;', '&quot;;SUBSTITUTE([.E41];&quot;,&quot;;&quot;.&quot;);&quot;', '&quot;;[.F41];&quot;');&quot;)" office:value-type="string" office:string-value="INSERT INTO `Person` (`id`, `name`, `surname`, `year_of_birth`, `height`, `gender`) VALUES ('40', 'Tatum', 'González', '2002', '1.58', 'f');" calcext:value-type="string">
            <text:p>INSERT INTO `Person` (`id`, `name`, `surname`, `year_of_birth`, `height`, `gender`) VALUES ('40', 'Tatum', 'González', '2002', '1.58', 'f'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Parks</text:p>
          </table:table-cell>
          <table:table-cell office:value-type="float" office:value="1991" calcext:value-type="float">
            <text:p>1991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2];&quot;', '&quot;;[.B42];&quot;', '&quot;;[.C42];&quot;', '&quot;;[.D42];&quot;', '&quot;;SUBSTITUTE([.E42];&quot;,&quot;;&quot;.&quot;);&quot;', '&quot;;[.F42];&quot;');&quot;)" office:value-type="string" office:string-value="INSERT INTO `Person` (`id`, `name`, `surname`, `year_of_birth`, `height`, `gender`) VALUES ('41', 'Nicholas', 'Parks', '1991', '1.35', 'm');" calcext:value-type="string">
            <text:p>INSERT INTO `Person` (`id`, `name`, `surname`, `year_of_birth`, `height`, `gender`) VALUES ('41', 'Nicholas', 'Parks', '1991', '1.35', 'm'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li</text:p>
          </table:table-cell>
          <table:table-cell office:value-type="string" calcext:value-type="string">
            <text:p>Ruiz</text:p>
          </table:table-cell>
          <table:table-cell office:value-type="float" office:value="2000" calcext:value-type="float">
            <text:p>2000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3];&quot;', '&quot;;[.B43];&quot;', '&quot;;[.C43];&quot;', '&quot;;[.D43];&quot;', '&quot;;SUBSTITUTE([.E43];&quot;,&quot;;&quot;.&quot;);&quot;', '&quot;;[.F43];&quot;');&quot;)" office:value-type="string" office:string-value="INSERT INTO `Person` (`id`, `name`, `surname`, `year_of_birth`, `height`, `gender`) VALUES ('42', 'Uli', 'Ruiz', '2000', '1.46', 'x');" calcext:value-type="string">
            <text:p>INSERT INTO `Person` (`id`, `name`, `surname`, `year_of_birth`, `height`, `gender`) VALUES ('42', 'Uli', 'Ruiz', '2000', '1.46', 'x'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Ortega</text:p>
          </table:table-cell>
          <table:table-cell office:value-type="float" office:value="2003" calcext:value-type="float">
            <text:p>2003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4];&quot;', '&quot;;[.B44];&quot;', '&quot;;[.C44];&quot;', '&quot;;[.D44];&quot;', '&quot;;SUBSTITUTE([.E44];&quot;,&quot;;&quot;.&quot;);&quot;', '&quot;;[.F44];&quot;');&quot;)" office:value-type="string" office:string-value="INSERT INTO `Person` (`id`, `name`, `surname`, `year_of_birth`, `height`, `gender`) VALUES ('43', 'Regina', 'Ortega', '2003', '1.56', 'f');" calcext:value-type="string">
            <text:p>INSERT INTO `Person` (`id`, `name`, `surname`, `year_of_birth`, `height`, `gender`) VALUES ('43', 'Regina', 'Ortega', '2003', '1.56', 'f'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riah</text:p>
          </table:table-cell>
          <table:table-cell office:value-type="string" calcext:value-type="string">
            <text:p>López</text:p>
          </table:table-cell>
          <table:table-cell office:value-type="float" office:value="1997" calcext:value-type="float">
            <text:p>1997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5];&quot;', '&quot;;[.B45];&quot;', '&quot;;[.C45];&quot;', '&quot;;[.D45];&quot;', '&quot;;SUBSTITUTE([.E45];&quot;,&quot;;&quot;.&quot;);&quot;', '&quot;;[.F45];&quot;');&quot;)" office:value-type="string" office:string-value="INSERT INTO `Person` (`id`, `name`, `surname`, `year_of_birth`, `height`, `gender`) VALUES ('44', 'Zariah', 'López', '1997', '1.48', 'f');" calcext:value-type="string">
            <text:p>INSERT INTO `Person` (`id`, `name`, `surname`, `year_of_birth`, `height`, `gender`) VALUES ('44', 'Zariah', 'López', '1997', '1.48', 'f'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aylen</text:p>
          </table:table-cell>
          <table:table-cell office:value-type="string" calcext:value-type="string">
            <text:p>Cortés</text:p>
          </table:table-cell>
          <table:table-cell office:value-type="float" office:value="1998" calcext:value-type="float">
            <text:p>1998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6];&quot;', '&quot;;[.B46];&quot;', '&quot;;[.C46];&quot;', '&quot;;[.D46];&quot;', '&quot;;SUBSTITUTE([.E46];&quot;,&quot;;&quot;.&quot;);&quot;', '&quot;;[.F46];&quot;');&quot;)" office:value-type="string" office:string-value="INSERT INTO `Person` (`id`, `name`, `surname`, `year_of_birth`, `height`, `gender`) VALUES ('45', 'Jaylen', 'Cortés', '1998', '1.62', 'f');" calcext:value-type="string">
            <text:p>INSERT INTO `Person` (`id`, `name`, `surname`, `year_of_birth`, `height`, `gender`) VALUES ('45', 'Jaylen', 'Cortés', '1998', '1.62', 'f'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raden</text:p>
          </table:table-cell>
          <table:table-cell office:value-type="string" calcext:value-type="string">
            <text:p>Glenn</text:p>
          </table:table-cell>
          <table:table-cell office:value-type="float" office:value="1994" calcext:value-type="float">
            <text:p>1994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7];&quot;', '&quot;;[.B47];&quot;', '&quot;;[.C47];&quot;', '&quot;;[.D47];&quot;', '&quot;;SUBSTITUTE([.E47];&quot;,&quot;;&quot;.&quot;);&quot;', '&quot;;[.F47];&quot;');&quot;)" office:value-type="string" office:string-value="INSERT INTO `Person` (`id`, `name`, `surname`, `year_of_birth`, `height`, `gender`) VALUES ('46', 'Braden', 'Glenn', '1994', '1.29', 'm');" calcext:value-type="string">
            <text:p>INSERT INTO `Person` (`id`, `name`, `surname`, `year_of_birth`, `height`, `gender`) VALUES ('46', 'Braden', 'Glenn', '1994', '1.29', 'm'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artín</text:p>
          </table:table-cell>
          <table:table-cell office:value-type="float" office:value="1998" calcext:value-type="float">
            <text:p>1998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8];&quot;', '&quot;;[.B48];&quot;', '&quot;;[.C48];&quot;', '&quot;;[.D48];&quot;', '&quot;;SUBSTITUTE([.E48];&quot;,&quot;;&quot;.&quot;);&quot;', '&quot;;[.F48];&quot;');&quot;)" office:value-type="string" office:string-value="INSERT INTO `Person` (`id`, `name`, `surname`, `year_of_birth`, `height`, `gender`) VALUES ('47', 'Brian', 'Martín', '1998', '1.45', 'm');" calcext:value-type="string">
            <text:p>INSERT INTO `Person` (`id`, `name`, `surname`, `year_of_birth`, `height`, `gender`) VALUES ('47', 'Brian', 'Martín', '1998', '1.45', 'm'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rlie</text:p>
          </table:table-cell>
          <table:table-cell office:value-type="string" calcext:value-type="string">
            <text:p>Fuentes</text:p>
          </table:table-cell>
          <table:table-cell office:value-type="float" office:value="2008" calcext:value-type="float">
            <text:p>2008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49];&quot;', '&quot;;[.B49];&quot;', '&quot;;[.C49];&quot;', '&quot;;[.D49];&quot;', '&quot;;SUBSTITUTE([.E49];&quot;,&quot;;&quot;.&quot;);&quot;', '&quot;;[.F49];&quot;');&quot;)" office:value-type="string" office:string-value="INSERT INTO `Person` (`id`, `name`, `surname`, `year_of_birth`, `height`, `gender`) VALUES ('48', 'Marlie', 'Fuentes', '2008', '1.4', 'f');" calcext:value-type="string">
            <text:p>INSERT INTO `Person` (`id`, `name`, `surname`, `year_of_birth`, `height`, `gender`) VALUES ('48', 'Marlie', 'Fuentes', '2008', '1.4', 'f'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Leonard</text:p>
          </table:table-cell>
          <table:table-cell office:value-type="float" office:value="1999" calcext:value-type="float">
            <text:p>1999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0];&quot;', '&quot;;[.B50];&quot;', '&quot;;[.C50];&quot;', '&quot;;[.D50];&quot;', '&quot;;SUBSTITUTE([.E50];&quot;,&quot;;&quot;.&quot;);&quot;', '&quot;;[.F50];&quot;');&quot;)" office:value-type="string" office:string-value="INSERT INTO `Person` (`id`, `name`, `surname`, `year_of_birth`, `height`, `gender`) VALUES ('49', 'Jessie', 'Leonard', '1999', '1.66', 'm');" calcext:value-type="string">
            <text:p>INSERT INTO `Person` (`id`, `name`, `surname`, `year_of_birth`, `height`, `gender`) VALUES ('49', 'Jessie', 'Leonard', '1999', '1.66', 'm'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arrish</text:p>
          </table:table-cell>
          <table:table-cell office:value-type="float" office:value="2005" calcext:value-type="float">
            <text:p>2005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1];&quot;', '&quot;;[.B51];&quot;', '&quot;;[.C51];&quot;', '&quot;;[.D51];&quot;', '&quot;;SUBSTITUTE([.E51];&quot;,&quot;;&quot;.&quot;);&quot;', '&quot;;[.F51];&quot;');&quot;)" office:value-type="string" office:string-value="INSERT INTO `Person` (`id`, `name`, `surname`, `year_of_birth`, `height`, `gender`) VALUES ('50', 'Alexis', 'Parrish', '2005', '1.66', 'm');" calcext:value-type="string">
            <text:p>INSERT INTO `Person` (`id`, `name`, `surname`, `year_of_birth`, `height`, `gender`) VALUES ('50', 'Alexis', 'Parrish', '2005', '1.66', 'm'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aylie</text:p>
          </table:table-cell>
          <table:table-cell office:value-type="string" calcext:value-type="string">
            <text:p>Carrasco</text:p>
          </table:table-cell>
          <table:table-cell office:value-type="float" office:value="2002" calcext:value-type="float">
            <text:p>2002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2];&quot;', '&quot;;[.B52];&quot;', '&quot;;[.C52];&quot;', '&quot;;[.D52];&quot;', '&quot;;SUBSTITUTE([.E52];&quot;,&quot;;&quot;.&quot;);&quot;', '&quot;;[.F52];&quot;');&quot;)" office:value-type="string" office:string-value="INSERT INTO `Person` (`id`, `name`, `surname`, `year_of_birth`, `height`, `gender`) VALUES ('51', 'Haylie', 'Carrasco', '2002', '1.65', 'f');" calcext:value-type="string">
            <text:p>INSERT INTO `Person` (`id`, `name`, `surname`, `year_of_birth`, `height`, `gender`) VALUES ('51', 'Haylie', 'Carrasco', '2002', '1.65', 'f'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tro</text:p>
          </table:table-cell>
          <table:table-cell office:value-type="float" office:value="1996" calcext:value-type="float">
            <text:p>199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3];&quot;', '&quot;;[.B53];&quot;', '&quot;;[.C53];&quot;', '&quot;;[.D53];&quot;', '&quot;;SUBSTITUTE([.E53];&quot;,&quot;;&quot;.&quot;);&quot;', '&quot;;[.F53];&quot;');&quot;)" office:value-type="string" office:string-value="INSERT INTO `Person` (`id`, `name`, `surname`, `year_of_birth`, `height`, `gender`) VALUES ('52', 'Anna', 'Castro', '1996', '1.24', 'f');" calcext:value-type="string">
            <text:p>INSERT INTO `Person` (`id`, `name`, `surname`, `year_of_birth`, `height`, `gender`) VALUES ('52', 'Anna', 'Castro', '1996', '1.24', 'f'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ctavio</text:p>
          </table:table-cell>
          <table:table-cell office:value-type="string" calcext:value-type="string">
            <text:p>Vázquez</text:p>
          </table:table-cell>
          <table:table-cell office:value-type="float" office:value="2010" calcext:value-type="float">
            <text:p>201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4];&quot;', '&quot;;[.B54];&quot;', '&quot;;[.C54];&quot;', '&quot;;[.D54];&quot;', '&quot;;SUBSTITUTE([.E54];&quot;,&quot;;&quot;.&quot;);&quot;', '&quot;;[.F54];&quot;');&quot;)" office:value-type="string" office:string-value="INSERT INTO `Person` (`id`, `name`, `surname`, `year_of_birth`, `height`, `gender`) VALUES ('53', 'Octavio', 'Vázquez', '2010', '1.43', 'm');" calcext:value-type="string">
            <text:p>INSERT INTO `Person` (`id`, `name`, `surname`, `year_of_birth`, `height`, `gender`) VALUES ('53', 'Octavio', 'Vázquez', '2010', '1.43', 'm'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Nash</text:p>
          </table:table-cell>
          <table:table-cell office:value-type="float" office:value="1999" calcext:value-type="float">
            <text:p>1999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5];&quot;', '&quot;;[.B55];&quot;', '&quot;;[.C55];&quot;', '&quot;;[.D55];&quot;', '&quot;;SUBSTITUTE([.E55];&quot;,&quot;;&quot;.&quot;);&quot;', '&quot;;[.F55];&quot;');&quot;)" office:value-type="string" office:string-value="INSERT INTO `Person` (`id`, `name`, `surname`, `year_of_birth`, `height`, `gender`) VALUES ('54', 'Gloria', 'Nash', '1999', '1.25', 'f');" calcext:value-type="string">
            <text:p>INSERT INTO `Person` (`id`, `name`, `surname`, `year_of_birth`, `height`, `gender`) VALUES ('54', 'Gloria', 'Nash', '1999', '1.25', 'f'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rick</text:p>
          </table:table-cell>
          <table:table-cell office:value-type="string" calcext:value-type="string">
            <text:p>Benítez</text:p>
          </table:table-cell>
          <table:table-cell office:value-type="float" office:value="1996" calcext:value-type="float">
            <text:p>1996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6];&quot;', '&quot;;[.B56];&quot;', '&quot;;[.C56];&quot;', '&quot;;[.D56];&quot;', '&quot;;SUBSTITUTE([.E56];&quot;,&quot;;&quot;.&quot;);&quot;', '&quot;;[.F56];&quot;');&quot;)" office:value-type="string" office:string-value="INSERT INTO `Person` (`id`, `name`, `surname`, `year_of_birth`, `height`, `gender`) VALUES ('55', 'Derick', 'Benítez', '1996', '1.4', 'm');" calcext:value-type="string">
            <text:p>INSERT INTO `Person` (`id`, `name`, `surname`, `year_of_birth`, `height`, `gender`) VALUES ('55', 'Derick', 'Benítez', '1996', '1.4', 'm'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mron</text:p>
          </table:table-cell>
          <table:table-cell office:value-type="string" calcext:value-type="string">
            <text:p>León</text:p>
          </table:table-cell>
          <table:table-cell office:value-type="float" office:value="2008" calcext:value-type="float">
            <text:p>2008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7];&quot;', '&quot;;[.B57];&quot;', '&quot;;[.C57];&quot;', '&quot;;[.D57];&quot;', '&quot;;SUBSTITUTE([.E57];&quot;,&quot;;&quot;.&quot;);&quot;', '&quot;;[.F57];&quot;');&quot;)" office:value-type="string" office:string-value="INSERT INTO `Person` (`id`, `name`, `surname`, `year_of_birth`, `height`, `gender`) VALUES ('56', 'Camron', 'León', '2008', '1.4', 'm');" calcext:value-type="string">
            <text:p>INSERT INTO `Person` (`id`, `name`, `surname`, `year_of_birth`, `height`, `gender`) VALUES ('56', 'Camron', 'León', '2008', '1.4', 'm'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Reyes</text:p>
          </table:table-cell>
          <table:table-cell office:value-type="float" office:value="2005" calcext:value-type="float">
            <text:p>2005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8];&quot;', '&quot;;[.B58];&quot;', '&quot;;[.C58];&quot;', '&quot;;[.D58];&quot;', '&quot;;SUBSTITUTE([.E58];&quot;,&quot;;&quot;.&quot;);&quot;', '&quot;;[.F58];&quot;');&quot;)" office:value-type="string" office:string-value="INSERT INTO `Person` (`id`, `name`, `surname`, `year_of_birth`, `height`, `gender`) VALUES ('57', 'Mckenzie', 'Reyes', '2005', '1.45', 'f');" calcext:value-type="string">
            <text:p>INSERT INTO `Person` (`id`, `name`, `surname`, `year_of_birth`, `height`, `gender`) VALUES ('57', 'Mckenzie', 'Reyes', '2005', '1.45', 'f'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nae</text:p>
          </table:table-cell>
          <table:table-cell office:value-type="string" calcext:value-type="string">
            <text:p>Ruiz</text:p>
          </table:table-cell>
          <table:table-cell office:value-type="float" office:value="1996" calcext:value-type="float">
            <text:p>1996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59];&quot;', '&quot;;[.B59];&quot;', '&quot;;[.C59];&quot;', '&quot;;[.D59];&quot;', '&quot;;SUBSTITUTE([.E59];&quot;,&quot;;&quot;.&quot;);&quot;', '&quot;;[.F59];&quot;');&quot;)" office:value-type="string" office:string-value="INSERT INTO `Person` (`id`, `name`, `surname`, `year_of_birth`, `height`, `gender`) VALUES ('58', 'Janae', 'Ruiz', '1996', '1.49', 'f');" calcext:value-type="string">
            <text:p>INSERT INTO `Person` (`id`, `name`, `surname`, `year_of_birth`, `height`, `gender`) VALUES ('58', 'Janae', 'Ruiz', '1996', '1.49', 'f'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rijah</text:p>
          </table:table-cell>
          <table:table-cell office:value-type="string" calcext:value-type="string">
            <text:p>Cabrera</text:p>
          </table:table-cell>
          <table:table-cell office:value-type="float" office:value="1991" calcext:value-type="float">
            <text:p>1991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0];&quot;', '&quot;;[.B60];&quot;', '&quot;;[.C60];&quot;', '&quot;;[.D60];&quot;', '&quot;;SUBSTITUTE([.E60];&quot;,&quot;;&quot;.&quot;);&quot;', '&quot;;[.F60];&quot;');&quot;)" office:value-type="string" office:string-value="INSERT INTO `Person` (`id`, `name`, `surname`, `year_of_birth`, `height`, `gender`) VALUES ('59', 'Urijah', 'Cabrera', '1991', '1.52', 'm');" calcext:value-type="string">
            <text:p>INSERT INTO `Person` (`id`, `name`, `surname`, `year_of_birth`, `height`, `gender`) VALUES ('59', 'Urijah', 'Cabrera', '1991', '1.52', 'm'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yla</text:p>
          </table:table-cell>
          <table:table-cell office:value-type="string" calcext:value-type="string">
            <text:p>Moya</text:p>
          </table:table-cell>
          <table:table-cell office:value-type="float" office:value="2009" calcext:value-type="float">
            <text:p>2009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1];&quot;', '&quot;;[.B61];&quot;', '&quot;;[.C61];&quot;', '&quot;;[.D61];&quot;', '&quot;;SUBSTITUTE([.E61];&quot;,&quot;;&quot;.&quot;);&quot;', '&quot;;[.F61];&quot;');&quot;)" office:value-type="string" office:string-value="INSERT INTO `Person` (`id`, `name`, `surname`, `year_of_birth`, `height`, `gender`) VALUES ('60', 'Myla', 'Moya', '2009', '1.32', 'f');" calcext:value-type="string">
            <text:p>INSERT INTO `Person` (`id`, `name`, `surname`, `year_of_birth`, `height`, `gender`) VALUES ('60', 'Myla', 'Moya', '2009', '1.32', 'f'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yree</text:p>
          </table:table-cell>
          <table:table-cell office:value-type="string" calcext:value-type="string">
            <text:p>Lorenzo</text:p>
          </table:table-cell>
          <table:table-cell office:value-type="float" office:value="2009" calcext:value-type="float">
            <text:p>2009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2];&quot;', '&quot;;[.B62];&quot;', '&quot;;[.C62];&quot;', '&quot;;[.D62];&quot;', '&quot;;SUBSTITUTE([.E62];&quot;,&quot;;&quot;.&quot;);&quot;', '&quot;;[.F62];&quot;');&quot;)" office:value-type="string" office:string-value="INSERT INTO `Person` (`id`, `name`, `surname`, `year_of_birth`, `height`, `gender`) VALUES ('61', 'Tyree', 'Lorenzo', '2009', '1.64', 'm');" calcext:value-type="string">
            <text:p>INSERT INTO `Person` (`id`, `name`, `surname`, `year_of_birth`, `height`, `gender`) VALUES ('61', 'Tyree', 'Lorenzo', '2009', '1.64', 'm'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Pérez</text:p>
          </table:table-cell>
          <table:table-cell office:value-type="float" office:value="2006" calcext:value-type="float">
            <text:p>2006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3];&quot;', '&quot;;[.B63];&quot;', '&quot;;[.C63];&quot;', '&quot;;[.D63];&quot;', '&quot;;SUBSTITUTE([.E63];&quot;,&quot;;&quot;.&quot;);&quot;', '&quot;;[.F63];&quot;');&quot;)" office:value-type="string" office:string-value="INSERT INTO `Person` (`id`, `name`, `surname`, `year_of_birth`, `height`, `gender`) VALUES ('62', 'Stephen', 'Pérez', '2006', '1.33', 'm');" calcext:value-type="string">
            <text:p>INSERT INTO `Person` (`id`, `name`, `surname`, `year_of_birth`, `height`, `gender`) VALUES ('62', 'Stephen', 'Pérez', '2006', '1.33', 'm'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asir</text:p>
          </table:table-cell>
          <table:table-cell office:value-type="string" calcext:value-type="string">
            <text:p>Montero</text:p>
          </table:table-cell>
          <table:table-cell office:value-type="float" office:value="2004" calcext:value-type="float">
            <text:p>2004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4];&quot;', '&quot;;[.B64];&quot;', '&quot;;[.C64];&quot;', '&quot;;[.D64];&quot;', '&quot;;SUBSTITUTE([.E64];&quot;,&quot;;&quot;.&quot;);&quot;', '&quot;;[.F64];&quot;');&quot;)" office:value-type="string" office:string-value="INSERT INTO `Person` (`id`, `name`, `surname`, `year_of_birth`, `height`, `gender`) VALUES ('63', 'Nasir', 'Montero', '2004', '1.66', 'm');" calcext:value-type="string">
            <text:p>INSERT INTO `Person` (`id`, `name`, `surname`, `year_of_birth`, `height`, `gender`) VALUES ('63', 'Nasir', 'Montero', '2004', '1.66', 'm'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lakai</text:p>
          </table:table-cell>
          <table:table-cell office:value-type="string" calcext:value-type="string">
            <text:p>Hidalgo</text:p>
          </table:table-cell>
          <table:table-cell office:value-type="float" office:value="2000" calcext:value-type="float">
            <text:p>2000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5];&quot;', '&quot;;[.B65];&quot;', '&quot;;[.C65];&quot;', '&quot;;[.D65];&quot;', '&quot;;SUBSTITUTE([.E65];&quot;,&quot;;&quot;.&quot;);&quot;', '&quot;;[.F65];&quot;');&quot;)" office:value-type="string" office:string-value="INSERT INTO `Person` (`id`, `name`, `surname`, `year_of_birth`, `height`, `gender`) VALUES ('64', 'Malakai', 'Hidalgo', '2000', '1.6', 'm');" calcext:value-type="string">
            <text:p>INSERT INTO `Person` (`id`, `name`, `surname`, `year_of_birth`, `height`, `gender`) VALUES ('64', 'Malakai', 'Hidalgo', '2000', '1.6', 'm'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isselle</text:p>
          </table:table-cell>
          <table:table-cell office:value-type="string" calcext:value-type="string">
            <text:p>Wang</text:p>
          </table:table-cell>
          <table:table-cell office:value-type="float" office:value="1996" calcext:value-type="float">
            <text:p>1996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6];&quot;', '&quot;;[.B66];&quot;', '&quot;;[.C66];&quot;', '&quot;;[.D66];&quot;', '&quot;;SUBSTITUTE([.E66];&quot;,&quot;;&quot;.&quot;);&quot;', '&quot;;[.F66];&quot;');&quot;)" office:value-type="string" office:string-value="INSERT INTO `Person` (`id`, `name`, `surname`, `year_of_birth`, `height`, `gender`) VALUES ('65', 'Gisselle', 'Wang', '1996', '1.56', 'f');" calcext:value-type="string">
            <text:p>INSERT INTO `Person` (`id`, `name`, `surname`, `year_of_birth`, `height`, `gender`) VALUES ('65', 'Gisselle', 'Wang', '1996', '1.56', 'f'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Santiago</text:p>
          </table:table-cell>
          <table:table-cell office:value-type="float" office:value="2003" calcext:value-type="float">
            <text:p>2003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7];&quot;', '&quot;;[.B67];&quot;', '&quot;;[.C67];&quot;', '&quot;;[.D67];&quot;', '&quot;;SUBSTITUTE([.E67];&quot;,&quot;;&quot;.&quot;);&quot;', '&quot;;[.F67];&quot;');&quot;)" office:value-type="string" office:string-value="INSERT INTO `Person` (`id`, `name`, `surname`, `year_of_birth`, `height`, `gender`) VALUES ('66', 'Kelsey', 'Santiago', '2003', '1.49', 'f');" calcext:value-type="string">
            <text:p>INSERT INTO `Person` (`id`, `name`, `surname`, `year_of_birth`, `height`, `gender`) VALUES ('66', 'Kelsey', 'Santiago', '2003', '1.49', 'f'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aidyn</text:p>
          </table:table-cell>
          <table:table-cell office:value-type="string" calcext:value-type="string">
            <text:p>Cabrera</text:p>
          </table:table-cell>
          <table:table-cell office:value-type="float" office:value="1993" calcext:value-type="float">
            <text:p>1993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8];&quot;', '&quot;;[.B68];&quot;', '&quot;;[.C68];&quot;', '&quot;;[.D68];&quot;', '&quot;;SUBSTITUTE([.E68];&quot;,&quot;;&quot;.&quot;);&quot;', '&quot;;[.F68];&quot;');&quot;)" office:value-type="string" office:string-value="INSERT INTO `Person` (`id`, `name`, `surname`, `year_of_birth`, `height`, `gender`) VALUES ('67', 'Jaidyn', 'Cabrera', '1993', '1.25', 'f');" calcext:value-type="string">
            <text:p>INSERT INTO `Person` (`id`, `name`, `surname`, `year_of_birth`, `height`, `gender`) VALUES ('67', 'Jaidyn', 'Cabrera', '1993', '1.25', 'f'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Ramos</text:p>
          </table:table-cell>
          <table:table-cell office:value-type="float" office:value="2010" calcext:value-type="float">
            <text:p>2010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69];&quot;', '&quot;;[.B69];&quot;', '&quot;;[.C69];&quot;', '&quot;;[.D69];&quot;', '&quot;;SUBSTITUTE([.E69];&quot;,&quot;;&quot;.&quot;);&quot;', '&quot;;[.F69];&quot;');&quot;)" office:value-type="string" office:string-value="INSERT INTO `Person` (`id`, `name`, `surname`, `year_of_birth`, `height`, `gender`) VALUES ('68', 'Holden', 'Ramos', '2010', '1.55', 'm');" calcext:value-type="string">
            <text:p>INSERT INTO `Person` (`id`, `name`, `surname`, `year_of_birth`, `height`, `gender`) VALUES ('68', 'Holden', 'Ramos', '2010', '1.55', 'm'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yden</text:p>
          </table:table-cell>
          <table:table-cell office:value-type="string" calcext:value-type="string">
            <text:p>Ruiz</text:p>
          </table:table-cell>
          <table:table-cell office:value-type="float" office:value="2001" calcext:value-type="float">
            <text:p>2001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0];&quot;', '&quot;;[.B70];&quot;', '&quot;;[.C70];&quot;', '&quot;;[.D70];&quot;', '&quot;;SUBSTITUTE([.E70];&quot;,&quot;;&quot;.&quot;);&quot;', '&quot;;[.F70];&quot;');&quot;)" office:value-type="string" office:string-value="INSERT INTO `Person` (`id`, `name`, `surname`, `year_of_birth`, `height`, `gender`) VALUES ('69', 'Kayden', 'Ruiz', '2001', '1.37', 'f');" calcext:value-type="string">
            <text:p>INSERT INTO `Person` (`id`, `name`, `surname`, `year_of_birth`, `height`, `gender`) VALUES ('69', 'Kayden', 'Ruiz', '2001', '1.37', 'f'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Herrero</text:p>
          </table:table-cell>
          <table:table-cell office:value-type="float" office:value="1998" calcext:value-type="float">
            <text:p>1998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1];&quot;', '&quot;;[.B71];&quot;', '&quot;;[.C71];&quot;', '&quot;;[.D71];&quot;', '&quot;;SUBSTITUTE([.E71];&quot;,&quot;;&quot;.&quot;);&quot;', '&quot;;[.F71];&quot;');&quot;)" office:value-type="string" office:string-value="INSERT INTO `Person` (`id`, `name`, `surname`, `year_of_birth`, `height`, `gender`) VALUES ('70', 'Turner', 'Herrero', '1998', '1.59', 'm');" calcext:value-type="string">
            <text:p>INSERT INTO `Person` (`id`, `name`, `surname`, `year_of_birth`, `height`, `gender`) VALUES ('70', 'Turner', 'Herrero', '1998', '1.59', 'm'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ayami</text:p>
          </table:table-cell>
          <table:table-cell office:value-type="string" calcext:value-type="string">
            <text:p>Hobbs</text:p>
          </table:table-cell>
          <table:table-cell office:value-type="float" office:value="2002" calcext:value-type="float">
            <text:p>2002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2];&quot;', '&quot;;[.B72];&quot;', '&quot;;[.C72];&quot;', '&quot;;[.D72];&quot;', '&quot;;SUBSTITUTE([.E72];&quot;,&quot;;&quot;.&quot;);&quot;', '&quot;;[.F72];&quot;');&quot;)" office:value-type="string" office:string-value="INSERT INTO `Person` (`id`, `name`, `surname`, `year_of_birth`, `height`, `gender`) VALUES ('71', 'Dayami', 'Hobbs', '2002', '1.56', 'f');" calcext:value-type="string">
            <text:p>INSERT INTO `Person` (`id`, `name`, `surname`, `year_of_birth`, `height`, `gender`) VALUES ('71', 'Dayami', 'Hobbs', '2002', '1.56', 'f'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dy</text:p>
          </table:table-cell>
          <table:table-cell office:value-type="string" calcext:value-type="string">
            <text:p>Cano</text:p>
          </table:table-cell>
          <table:table-cell office:value-type="float" office:value="2008" calcext:value-type="float">
            <text:p>2008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3];&quot;', '&quot;;[.B73];&quot;', '&quot;;[.C73];&quot;', '&quot;;[.D73];&quot;', '&quot;;SUBSTITUTE([.E73];&quot;,&quot;;&quot;.&quot;);&quot;', '&quot;;[.F73];&quot;');&quot;)" office:value-type="string" office:string-value="INSERT INTO `Person` (`id`, `name`, `surname`, `year_of_birth`, `height`, `gender`) VALUES ('72', 'Kody', 'Cano', '2008', '1.38', 'm');" calcext:value-type="string">
            <text:p>INSERT INTO `Person` (`id`, `name`, `surname`, `year_of_birth`, `height`, `gender`) VALUES ('72', 'Kody', 'Cano', '2008', '1.38', 'm'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Nguyen</text:p>
          </table:table-cell>
          <table:table-cell office:value-type="float" office:value="1999" calcext:value-type="float">
            <text:p>1999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4];&quot;', '&quot;;[.B74];&quot;', '&quot;;[.C74];&quot;', '&quot;;[.D74];&quot;', '&quot;;SUBSTITUTE([.E74];&quot;,&quot;;&quot;.&quot;);&quot;', '&quot;;[.F74];&quot;');&quot;)" office:value-type="string" office:string-value="INSERT INTO `Person` (`id`, `name`, `surname`, `year_of_birth`, `height`, `gender`) VALUES ('73', 'Carlos', 'Nguyen', '1999', '1.6', 'm');" calcext:value-type="string">
            <text:p>INSERT INTO `Person` (`id`, `name`, `surname`, `year_of_birth`, `height`, `gender`) VALUES ('73', 'Carlos', 'Nguyen', '1999', '1.6', 'm'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Hopkins</text:p>
          </table:table-cell>
          <table:table-cell office:value-type="float" office:value="2007" calcext:value-type="float">
            <text:p>2007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5];&quot;', '&quot;;[.B75];&quot;', '&quot;;[.C75];&quot;', '&quot;;[.D75];&quot;', '&quot;;SUBSTITUTE([.E75];&quot;,&quot;;&quot;.&quot;);&quot;', '&quot;;[.F75];&quot;');&quot;)" office:value-type="string" office:string-value="INSERT INTO `Person` (`id`, `name`, `surname`, `year_of_birth`, `height`, `gender`) VALUES ('74', 'Marina', 'Hopkins', '2007', '1.4', 'f');" calcext:value-type="string">
            <text:p>INSERT INTO `Person` (`id`, `name`, `surname`, `year_of_birth`, `height`, `gender`) VALUES ('74', 'Marina', 'Hopkins', '2007', '1.4', 'f'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López</text:p>
          </table:table-cell>
          <table:table-cell office:value-type="float" office:value="2010" calcext:value-type="float">
            <text:p>2010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6];&quot;', '&quot;;[.B76];&quot;', '&quot;;[.C76];&quot;', '&quot;;[.D76];&quot;', '&quot;;SUBSTITUTE([.E76];&quot;,&quot;;&quot;.&quot;);&quot;', '&quot;;[.F76];&quot;');&quot;)" office:value-type="string" office:string-value="INSERT INTO `Person` (`id`, `name`, `surname`, `year_of_birth`, `height`, `gender`) VALUES ('75', 'Marlene', 'López', '2010', '1.53', 'f');" calcext:value-type="string">
            <text:p>INSERT INTO `Person` (`id`, `name`, `surname`, `year_of_birth`, `height`, `gender`) VALUES ('75', 'Marlene', 'López', '2010', '1.53', 'f'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asity</text:p>
          </table:table-cell>
          <table:table-cell office:value-type="string" calcext:value-type="string">
            <text:p>Serrano</text:p>
          </table:table-cell>
          <table:table-cell office:value-type="float" office:value="2007" calcext:value-type="float">
            <text:p>2007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7];&quot;', '&quot;;[.B77];&quot;', '&quot;;[.C77];&quot;', '&quot;;[.D77];&quot;', '&quot;;SUBSTITUTE([.E77];&quot;,&quot;;&quot;.&quot;);&quot;', '&quot;;[.F77];&quot;');&quot;)" office:value-type="string" office:string-value="INSERT INTO `Person` (`id`, `name`, `surname`, `year_of_birth`, `height`, `gender`) VALUES ('76', 'Chasity', 'Serrano', '2007', '1.54', 'f');" calcext:value-type="string">
            <text:p>INSERT INTO `Person` (`id`, `name`, `surname`, `year_of_birth`, `height`, `gender`) VALUES ('76', 'Chasity', 'Serrano', '2007', '1.54', 'f'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gan</text:p>
          </table:table-cell>
          <table:table-cell office:value-type="string" calcext:value-type="string">
            <text:p>Larsen</text:p>
          </table:table-cell>
          <table:table-cell office:value-type="float" office:value="1993" calcext:value-type="float">
            <text:p>1993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8];&quot;', '&quot;;[.B78];&quot;', '&quot;;[.C78];&quot;', '&quot;;[.D78];&quot;', '&quot;;SUBSTITUTE([.E78];&quot;,&quot;;&quot;.&quot;);&quot;', '&quot;;[.F78];&quot;');&quot;)" office:value-type="string" office:string-value="INSERT INTO `Person` (`id`, `name`, `surname`, `year_of_birth`, `height`, `gender`) VALUES ('77', 'Regan', 'Larsen', '1993', '1.33', 'f');" calcext:value-type="string">
            <text:p>INSERT INTO `Person` (`id`, `name`, `surname`, `year_of_birth`, `height`, `gender`) VALUES ('77', 'Regan', 'Larsen', '1993', '1.33', 'f'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Adams</text:p>
          </table:table-cell>
          <table:table-cell office:value-type="float" office:value="1996" calcext:value-type="float">
            <text:p>199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79];&quot;', '&quot;;[.B79];&quot;', '&quot;;[.C79];&quot;', '&quot;;[.D79];&quot;', '&quot;;SUBSTITUTE([.E79];&quot;,&quot;;&quot;.&quot;);&quot;', '&quot;;[.F79];&quot;');&quot;)" office:value-type="string" office:string-value="INSERT INTO `Person` (`id`, `name`, `surname`, `year_of_birth`, `height`, `gender`) VALUES ('78', 'Susan', 'Adams', '1996', '1.6', 'f');" calcext:value-type="string">
            <text:p>INSERT INTO `Person` (`id`, `name`, `surname`, `year_of_birth`, `height`, `gender`) VALUES ('78', 'Susan', 'Adams', '1996', '1.6', 'f'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Hidalgo</text:p>
          </table:table-cell>
          <table:table-cell office:value-type="float" office:value="2004" calcext:value-type="float">
            <text:p>2004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0];&quot;', '&quot;;[.B80];&quot;', '&quot;;[.C80];&quot;', '&quot;;[.D80];&quot;', '&quot;;SUBSTITUTE([.E80];&quot;,&quot;;&quot;.&quot;);&quot;', '&quot;;[.F80];&quot;');&quot;)" office:value-type="string" office:string-value="INSERT INTO `Person` (`id`, `name`, `surname`, `year_of_birth`, `height`, `gender`) VALUES ('79', 'Paula', 'Hidalgo', '2004', '1.24', 'f');" calcext:value-type="string">
            <text:p>INSERT INTO `Person` (`id`, `name`, `surname`, `year_of_birth`, `height`, `gender`) VALUES ('79', 'Paula', 'Hidalgo', '2004', '1.24', 'f'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Cooke</text:p>
          </table:table-cell>
          <table:table-cell office:value-type="float" office:value="1995" calcext:value-type="float">
            <text:p>1995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1];&quot;', '&quot;;[.B81];&quot;', '&quot;;[.C81];&quot;', '&quot;;[.D81];&quot;', '&quot;;SUBSTITUTE([.E81];&quot;,&quot;;&quot;.&quot;);&quot;', '&quot;;[.F81];&quot;');&quot;)" office:value-type="string" office:string-value="INSERT INTO `Person` (`id`, `name`, `surname`, `year_of_birth`, `height`, `gender`) VALUES ('80', 'Kristina', 'Cooke', '1995', '1.51', 'f');" calcext:value-type="string">
            <text:p>INSERT INTO `Person` (`id`, `name`, `surname`, `year_of_birth`, `height`, `gender`) VALUES ('80', 'Kristina', 'Cooke', '1995', '1.51', 'f'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Romero</text:p>
          </table:table-cell>
          <table:table-cell office:value-type="float" office:value="2006" calcext:value-type="float">
            <text:p>2006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2];&quot;', '&quot;;[.B82];&quot;', '&quot;;[.C82];&quot;', '&quot;;[.D82];&quot;', '&quot;;SUBSTITUTE([.E82];&quot;,&quot;;&quot;.&quot;);&quot;', '&quot;;[.F82];&quot;');&quot;)" office:value-type="string" office:string-value="INSERT INTO `Person` (`id`, `name`, `surname`, `year_of_birth`, `height`, `gender`) VALUES ('81', 'Antonio', 'Romero', '2006', '1.55', 'm');" calcext:value-type="string">
            <text:p>INSERT INTO `Person` (`id`, `name`, `surname`, `year_of_birth`, `height`, `gender`) VALUES ('81', 'Antonio', 'Romero', '2006', '1.55', 'm'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Lowery</text:p>
          </table:table-cell>
          <table:table-cell office:value-type="float" office:value="1999" calcext:value-type="float">
            <text:p>1999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3];&quot;', '&quot;;[.B83];&quot;', '&quot;;[.C83];&quot;', '&quot;;[.D83];&quot;', '&quot;;SUBSTITUTE([.E83];&quot;,&quot;;&quot;.&quot;);&quot;', '&quot;;[.F83];&quot;');&quot;)" office:value-type="string" office:string-value="INSERT INTO `Person` (`id`, `name`, `surname`, `year_of_birth`, `height`, `gender`) VALUES ('82', 'Adrianna', 'Lowery', '1999', '1.52', 'f');" calcext:value-type="string">
            <text:p>INSERT INTO `Person` (`id`, `name`, `surname`, `year_of_birth`, `height`, `gender`) VALUES ('82', 'Adrianna', 'Lowery', '1999', '1.52', 'f'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Crespo</text:p>
          </table:table-cell>
          <table:table-cell office:value-type="float" office:value="2010" calcext:value-type="float">
            <text:p>201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4];&quot;', '&quot;;[.B84];&quot;', '&quot;;[.C84];&quot;', '&quot;;[.D84];&quot;', '&quot;;SUBSTITUTE([.E84];&quot;,&quot;;&quot;.&quot;);&quot;', '&quot;;[.F84];&quot;');&quot;)" office:value-type="string" office:string-value="INSERT INTO `Person` (`id`, `name`, `surname`, `year_of_birth`, `height`, `gender`) VALUES ('83', 'Emma', 'Crespo', '2010', '1.41', 'f');" calcext:value-type="string">
            <text:p>INSERT INTO `Person` (`id`, `name`, `surname`, `year_of_birth`, `height`, `gender`) VALUES ('83', 'Emma', 'Crespo', '2010', '1.41', 'f'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Gallardo</text:p>
          </table:table-cell>
          <table:table-cell office:value-type="float" office:value="2003" calcext:value-type="float">
            <text:p>2003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5];&quot;', '&quot;;[.B85];&quot;', '&quot;;[.C85];&quot;', '&quot;;[.D85];&quot;', '&quot;;SUBSTITUTE([.E85];&quot;,&quot;;&quot;.&quot;);&quot;', '&quot;;[.F85];&quot;');&quot;)" office:value-type="string" office:string-value="INSERT INTO `Person` (`id`, `name`, `surname`, `year_of_birth`, `height`, `gender`) VALUES ('84', 'Alondra', 'Gallardo', '2003', '1.31', 'f');" calcext:value-type="string">
            <text:p>INSERT INTO `Person` (`id`, `name`, `surname`, `year_of_birth`, `height`, `gender`) VALUES ('84', 'Alondra', 'Gallardo', '2003', '1.31', 'f'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ani</text:p>
          </table:table-cell>
          <table:table-cell office:value-type="string" calcext:value-type="string">
            <text:p>Lorenzo</text:p>
          </table:table-cell>
          <table:table-cell office:value-type="float" office:value="1995" calcext:value-type="float">
            <text:p>1995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6];&quot;', '&quot;;[.B86];&quot;', '&quot;;[.C86];&quot;', '&quot;;[.D86];&quot;', '&quot;;SUBSTITUTE([.E86];&quot;,&quot;;&quot;.&quot;);&quot;', '&quot;;[.F86];&quot;');&quot;)" office:value-type="string" office:string-value="INSERT INTO `Person` (`id`, `name`, `surname`, `year_of_birth`, `height`, `gender`) VALUES ('85', 'Dani', 'Lorenzo', '1995', '1.37', 'x');" calcext:value-type="string">
            <text:p>INSERT INTO `Person` (`id`, `name`, `surname`, `year_of_birth`, `height`, `gender`) VALUES ('85', 'Dani', 'Lorenzo', '1995', '1.37', 'x'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Vargas</text:p>
          </table:table-cell>
          <table:table-cell office:value-type="float" office:value="1991" calcext:value-type="float">
            <text:p>1991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7];&quot;', '&quot;;[.B87];&quot;', '&quot;;[.C87];&quot;', '&quot;;[.D87];&quot;', '&quot;;SUBSTITUTE([.E87];&quot;,&quot;;&quot;.&quot;);&quot;', '&quot;;[.F87];&quot;');&quot;)" office:value-type="string" office:string-value="INSERT INTO `Person` (`id`, `name`, `surname`, `year_of_birth`, `height`, `gender`) VALUES ('86', 'Carl', 'Vargas', '1991', '1.29', 'm');" calcext:value-type="string">
            <text:p>INSERT INTO `Person` (`id`, `name`, `surname`, `year_of_birth`, `height`, `gender`) VALUES ('86', 'Carl', 'Vargas', '1991', '1.29', 'm'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nnika</text:p>
          </table:table-cell>
          <table:table-cell office:value-type="string" calcext:value-type="string">
            <text:p>Simmons</text:p>
          </table:table-cell>
          <table:table-cell office:value-type="float" office:value="2002" calcext:value-type="float">
            <text:p>2002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8];&quot;', '&quot;;[.B88];&quot;', '&quot;;[.C88];&quot;', '&quot;;[.D88];&quot;', '&quot;;SUBSTITUTE([.E88];&quot;,&quot;;&quot;.&quot;);&quot;', '&quot;;[.F88];&quot;');&quot;)" office:value-type="string" office:string-value="INSERT INTO `Person` (`id`, `name`, `surname`, `year_of_birth`, `height`, `gender`) VALUES ('87', 'Annika', 'Simmons', '2002', '1.57', 'f');" calcext:value-type="string">
            <text:p>INSERT INTO `Person` (`id`, `name`, `surname`, `year_of_birth`, `height`, `gender`) VALUES ('87', 'Annika', 'Simmons', '2002', '1.57', 'f'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Davies</text:p>
          </table:table-cell>
          <table:table-cell office:value-type="float" office:value="1994" calcext:value-type="float">
            <text:p>1994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89];&quot;', '&quot;;[.B89];&quot;', '&quot;;[.C89];&quot;', '&quot;;[.D89];&quot;', '&quot;;SUBSTITUTE([.E89];&quot;,&quot;;&quot;.&quot;);&quot;', '&quot;;[.F89];&quot;');&quot;)" office:value-type="string" office:string-value="INSERT INTO `Person` (`id`, `name`, `surname`, `year_of_birth`, `height`, `gender`) VALUES ('88', 'Autumn', 'Davies', '1994', '1.44', 'f');" calcext:value-type="string">
            <text:p>INSERT INTO `Person` (`id`, `name`, `surname`, `year_of_birth`, `height`, `gender`) VALUES ('88', 'Autumn', 'Davies', '1994', '1.44', 'f'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eangelo</text:p>
          </table:table-cell>
          <table:table-cell office:value-type="string" calcext:value-type="string">
            <text:p>Sáez</text:p>
          </table:table-cell>
          <table:table-cell office:value-type="float" office:value="1992" calcext:value-type="float">
            <text:p>1992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0];&quot;', '&quot;;[.B90];&quot;', '&quot;;[.C90];&quot;', '&quot;;[.D90];&quot;', '&quot;;SUBSTITUTE([.E90];&quot;,&quot;;&quot;.&quot;);&quot;', '&quot;;[.F90];&quot;');&quot;)" office:value-type="string" office:string-value="INSERT INTO `Person` (`id`, `name`, `surname`, `year_of_birth`, `height`, `gender`) VALUES ('89', 'Deangelo', 'Sáez', '1992', '1.42', 'm');" calcext:value-type="string">
            <text:p>INSERT INTO `Person` (`id`, `name`, `surname`, `year_of_birth`, `height`, `gender`) VALUES ('89', 'Deangelo', 'Sáez', '1992', '1.42', 'm'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López</text:p>
          </table:table-cell>
          <table:table-cell office:value-type="float" office:value="1992" calcext:value-type="float">
            <text:p>1992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1];&quot;', '&quot;;[.B91];&quot;', '&quot;;[.C91];&quot;', '&quot;;[.D91];&quot;', '&quot;;SUBSTITUTE([.E91];&quot;,&quot;;&quot;.&quot;);&quot;', '&quot;;[.F91];&quot;');&quot;)" office:value-type="string" office:string-value="INSERT INTO `Person` (`id`, `name`, `surname`, `year_of_birth`, `height`, `gender`) VALUES ('90', 'Colt', 'López', '1992', '1.58', 'm');" calcext:value-type="string">
            <text:p>INSERT INTO `Person` (`id`, `name`, `surname`, `year_of_birth`, `height`, `gender`) VALUES ('90', 'Colt', 'López', '1992', '1.58', 'm'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Benítez</text:p>
          </table:table-cell>
          <table:table-cell office:value-type="float" office:value="2006" calcext:value-type="float">
            <text:p>2006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2];&quot;', '&quot;;[.B92];&quot;', '&quot;;[.C92];&quot;', '&quot;;[.D92];&quot;', '&quot;;SUBSTITUTE([.E92];&quot;,&quot;;&quot;.&quot;);&quot;', '&quot;;[.F92];&quot;');&quot;)" office:value-type="string" office:string-value="INSERT INTO `Person` (`id`, `name`, `surname`, `year_of_birth`, `height`, `gender`) VALUES ('91', 'Amaya', 'Benítez', '2006', '1.67', 'f');" calcext:value-type="string">
            <text:p>INSERT INTO `Person` (`id`, `name`, `surname`, `year_of_birth`, `height`, `gender`) VALUES ('91', 'Amaya', 'Benítez', '2006', '1.67', 'f'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rgan</text:p>
          </table:table-cell>
          <table:table-cell office:value-type="float" office:value="2005" calcext:value-type="float">
            <text:p>2005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3];&quot;', '&quot;;[.B93];&quot;', '&quot;;[.C93];&quot;', '&quot;;[.D93];&quot;', '&quot;;SUBSTITUTE([.E93];&quot;,&quot;;&quot;.&quot;);&quot;', '&quot;;[.F93];&quot;');&quot;)" office:value-type="string" office:string-value="INSERT INTO `Person` (`id`, `name`, `surname`, `year_of_birth`, `height`, `gender`) VALUES ('92', 'Israel', 'Morgan', '2005', '1.47', 'm');" calcext:value-type="string">
            <text:p>INSERT INTO `Person` (`id`, `name`, `surname`, `year_of_birth`, `height`, `gender`) VALUES ('92', 'Israel', 'Morgan', '2005', '1.47', 'm'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Martínez</text:p>
          </table:table-cell>
          <table:table-cell office:value-type="float" office:value="2006" calcext:value-type="float">
            <text:p>2006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4];&quot;', '&quot;;[.B94];&quot;', '&quot;;[.C94];&quot;', '&quot;;[.D94];&quot;', '&quot;;SUBSTITUTE([.E94];&quot;,&quot;;&quot;.&quot;);&quot;', '&quot;;[.F94];&quot;');&quot;)" office:value-type="string" office:string-value="INSERT INTO `Person` (`id`, `name`, `surname`, `year_of_birth`, `height`, `gender`) VALUES ('93', 'Jimmy', 'Martínez', '2006', '1.62', 'm');" calcext:value-type="string">
            <text:p>INSERT INTO `Person` (`id`, `name`, `surname`, `year_of_birth`, `height`, `gender`) VALUES ('93', 'Jimmy', 'Martínez', '2006', '1.62', 'm'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Esteban</text:p>
          </table:table-cell>
          <table:table-cell office:value-type="float" office:value="1992" calcext:value-type="float">
            <text:p>1992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5];&quot;', '&quot;;[.B95];&quot;', '&quot;;[.C95];&quot;', '&quot;;[.D95];&quot;', '&quot;;SUBSTITUTE([.E95];&quot;,&quot;;&quot;.&quot;);&quot;', '&quot;;[.F95];&quot;');&quot;)" office:value-type="string" office:string-value="INSERT INTO `Person` (`id`, `name`, `surname`, `year_of_birth`, `height`, `gender`) VALUES ('94', 'Ricky', 'Esteban', '1992', '1.44', 'm');" calcext:value-type="string">
            <text:p>INSERT INTO `Person` (`id`, `name`, `surname`, `year_of_birth`, `height`, `gender`) VALUES ('94', 'Ricky', 'Esteban', '1992', '1.44', 'm'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essandra</text:p>
          </table:table-cell>
          <table:table-cell office:value-type="string" calcext:value-type="string">
            <text:p>Keith</text:p>
          </table:table-cell>
          <table:table-cell office:value-type="float" office:value="2004" calcext:value-type="float">
            <text:p>2004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6];&quot;', '&quot;;[.B96];&quot;', '&quot;;[.C96];&quot;', '&quot;;[.D96];&quot;', '&quot;;SUBSTITUTE([.E96];&quot;,&quot;;&quot;.&quot;);&quot;', '&quot;;[.F96];&quot;');&quot;)" office:value-type="string" office:string-value="INSERT INTO `Person` (`id`, `name`, `surname`, `year_of_birth`, `height`, `gender`) VALUES ('95', 'Alessandra', 'Keith', '2004', '1.55', 'f');" calcext:value-type="string">
            <text:p>INSERT INTO `Person` (`id`, `name`, `surname`, `year_of_birth`, `height`, `gender`) VALUES ('95', 'Alessandra', 'Keith', '2004', '1.55', 'f'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Yazmin</text:p>
          </table:table-cell>
          <table:table-cell office:value-type="string" calcext:value-type="string">
            <text:p>Downs</text:p>
          </table:table-cell>
          <table:table-cell office:value-type="float" office:value="1998" calcext:value-type="float">
            <text:p>1998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7];&quot;', '&quot;;[.B97];&quot;', '&quot;;[.C97];&quot;', '&quot;;[.D97];&quot;', '&quot;;SUBSTITUTE([.E97];&quot;,&quot;;&quot;.&quot;);&quot;', '&quot;;[.F97];&quot;');&quot;)" office:value-type="string" office:string-value="INSERT INTO `Person` (`id`, `name`, `surname`, `year_of_birth`, `height`, `gender`) VALUES ('96', 'Yazmin', 'Downs', '1998', '1.24', 'f');" calcext:value-type="string">
            <text:p>INSERT INTO `Person` (`id`, `name`, `surname`, `year_of_birth`, `height`, `gender`) VALUES ('96', 'Yazmin', 'Downs', '1998', '1.24', 'f'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Ortega</text:p>
          </table:table-cell>
          <table:table-cell office:value-type="float" office:value="2005" calcext:value-type="float">
            <text:p>2005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8];&quot;', '&quot;;[.B98];&quot;', '&quot;;[.C98];&quot;', '&quot;;[.D98];&quot;', '&quot;;SUBSTITUTE([.E98];&quot;,&quot;;&quot;.&quot;);&quot;', '&quot;;[.F98];&quot;');&quot;)" office:value-type="string" office:string-value="INSERT INTO `Person` (`id`, `name`, `surname`, `year_of_birth`, `height`, `gender`) VALUES ('97', 'Charity', 'Ortega', '2005', '1.49', 'f');" calcext:value-type="string">
            <text:p>INSERT INTO `Person` (`id`, `name`, `surname`, `year_of_birth`, `height`, `gender`) VALUES ('97', 'Charity', 'Ortega', '2005', '1.49', 'f'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Jacobson</text:p>
          </table:table-cell>
          <table:table-cell office:value-type="float" office:value="1991" calcext:value-type="float">
            <text:p>1991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99];&quot;', '&quot;;[.B99];&quot;', '&quot;;[.C99];&quot;', '&quot;;[.D99];&quot;', '&quot;;SUBSTITUTE([.E99];&quot;,&quot;;&quot;.&quot;);&quot;', '&quot;;[.F99];&quot;');&quot;)" office:value-type="string" office:string-value="INSERT INTO `Person` (`id`, `name`, `surname`, `year_of_birth`, `height`, `gender`) VALUES ('98', 'Ali', 'Jacobson', '1991', '1.42', 'm');" calcext:value-type="string">
            <text:p>INSERT INTO `Person` (`id`, `name`, `surname`, `year_of_birth`, `height`, `gender`) VALUES ('98', 'Ali', 'Jacobson', '1991', '1.42', 'm'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errance</text:p>
          </table:table-cell>
          <table:table-cell office:value-type="string" calcext:value-type="string">
            <text:p>Navarro</text:p>
          </table:table-cell>
          <table:table-cell office:value-type="float" office:value="1992" calcext:value-type="float">
            <text:p>1992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0];&quot;', '&quot;;[.B100];&quot;', '&quot;;[.C100];&quot;', '&quot;;[.D100];&quot;', '&quot;;SUBSTITUTE([.E100];&quot;,&quot;;&quot;.&quot;);&quot;', '&quot;;[.F100];&quot;');&quot;)" office:value-type="string" office:string-value="INSERT INTO `Person` (`id`, `name`, `surname`, `year_of_birth`, `height`, `gender`) VALUES ('99', 'Terrance', 'Navarro', '1992', '1.56', 'm');" calcext:value-type="string">
            <text:p>INSERT INTO `Person` (`id`, `name`, `surname`, `year_of_birth`, `height`, `gender`) VALUES ('99', 'Terrance', 'Navarro', '1992', '1.56', 'm'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aliyah</text:p>
          </table:table-cell>
          <table:table-cell office:value-type="string" calcext:value-type="string">
            <text:p>Ferrer</text:p>
          </table:table-cell>
          <table:table-cell office:value-type="float" office:value="2006" calcext:value-type="float">
            <text:p>2006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1];&quot;', '&quot;;[.B101];&quot;', '&quot;;[.C101];&quot;', '&quot;;[.D101];&quot;', '&quot;;SUBSTITUTE([.E101];&quot;,&quot;;&quot;.&quot;);&quot;', '&quot;;[.F101];&quot;');&quot;)" office:value-type="string" office:string-value="INSERT INTO `Person` (`id`, `name`, `surname`, `year_of_birth`, `height`, `gender`) VALUES ('100', 'Aaliyah', 'Ferrer', '2006', '1.66', 'f');" calcext:value-type="string">
            <text:p>INSERT INTO `Person` (`id`, `name`, `surname`, `year_of_birth`, `height`, `gender`) VALUES ('100', 'Aaliyah', 'Ferrer', '2006', '1.66', 'f'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ambil</text:p>
          </table:table-cell>
          <table:table-cell office:value-type="float" office:value="2010" calcext:value-type="float">
            <text:p>2010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2];&quot;', '&quot;;[.B102];&quot;', '&quot;;[.C102];&quot;', '&quot;;[.D102];&quot;', '&quot;;SUBSTITUTE([.E102];&quot;,&quot;;&quot;.&quot;);&quot;', '&quot;;[.F102];&quot;');&quot;)" office:value-type="string" office:string-value="INSERT INTO `Person` (`id`, `name`, `surname`, `year_of_birth`, `height`, `gender`) VALUES ('101', 'Alex', 'Cambil', '2010', '1.21', 'm');" calcext:value-type="string">
            <text:p>INSERT INTO `Person` (`id`, `name`, `surname`, `year_of_birth`, `height`, `gender`) VALUES ('101', 'Alex', 'Cambil', '2010', '1.21', 'm'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hayna</text:p>
          </table:table-cell>
          <table:table-cell office:value-type="string" calcext:value-type="string">
            <text:p>Stafford</text:p>
          </table:table-cell>
          <table:table-cell office:value-type="float" office:value="1995" calcext:value-type="float">
            <text:p>1995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3];&quot;', '&quot;;[.B103];&quot;', '&quot;;[.C103];&quot;', '&quot;;[.D103];&quot;', '&quot;;SUBSTITUTE([.E103];&quot;,&quot;;&quot;.&quot;);&quot;', '&quot;;[.F103];&quot;');&quot;)" office:value-type="string" office:string-value="INSERT INTO `Person` (`id`, `name`, `surname`, `year_of_birth`, `height`, `gender`) VALUES ('102', 'Shayna', 'Stafford', '1995', '1.36', 'f');" calcext:value-type="string">
            <text:p>INSERT INTO `Person` (`id`, `name`, `surname`, `year_of_birth`, `height`, `gender`) VALUES ('102', 'Shayna', 'Stafford', '1995', '1.36', 'f'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Mcclain</text:p>
          </table:table-cell>
          <table:table-cell office:value-type="float" office:value="2003" calcext:value-type="float">
            <text:p>2003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4];&quot;', '&quot;;[.B104];&quot;', '&quot;;[.C104];&quot;', '&quot;;[.D104];&quot;', '&quot;;SUBSTITUTE([.E104];&quot;,&quot;;&quot;.&quot;);&quot;', '&quot;;[.F104];&quot;');&quot;)" office:value-type="string" office:string-value="INSERT INTO `Person` (`id`, `name`, `surname`, `year_of_birth`, `height`, `gender`) VALUES ('103', 'Annie', 'Mcclain', '2003', '1.33', 'f');" calcext:value-type="string">
            <text:p>INSERT INTO `Person` (`id`, `name`, `surname`, `year_of_birth`, `height`, `gender`) VALUES ('103', 'Annie', 'Mcclain', '2003', '1.33', 'f'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ttie</text:p>
          </table:table-cell>
          <table:table-cell office:value-type="string" calcext:value-type="string">
            <text:p>Sánchez</text:p>
          </table:table-cell>
          <table:table-cell office:value-type="float" office:value="1997" calcext:value-type="float">
            <text:p>199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5];&quot;', '&quot;;[.B105];&quot;', '&quot;;[.C105];&quot;', '&quot;;[.D105];&quot;', '&quot;;SUBSTITUTE([.E105];&quot;,&quot;;&quot;.&quot;);&quot;', '&quot;;[.F105];&quot;');&quot;)" office:value-type="string" office:string-value="INSERT INTO `Person` (`id`, `name`, `surname`, `year_of_birth`, `height`, `gender`) VALUES ('104', 'Mattie', 'Sánchez', '1997', '1.5', 'f');" calcext:value-type="string">
            <text:p>INSERT INTO `Person` (`id`, `name`, `surname`, `year_of_birth`, `height`, `gender`) VALUES ('104', 'Mattie', 'Sánchez', '1997', '1.5', 'f'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yten</text:p>
          </table:table-cell>
          <table:table-cell office:value-type="string" calcext:value-type="string">
            <text:p>Guzman</text:p>
          </table:table-cell>
          <table:table-cell office:value-type="float" office:value="1997" calcext:value-type="float">
            <text:p>1997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6];&quot;', '&quot;;[.B106];&quot;', '&quot;;[.C106];&quot;', '&quot;;[.D106];&quot;', '&quot;;SUBSTITUTE([.E106];&quot;,&quot;;&quot;.&quot;);&quot;', '&quot;;[.F106];&quot;');&quot;)" office:value-type="string" office:string-value="INSERT INTO `Person` (`id`, `name`, `surname`, `year_of_birth`, `height`, `gender`) VALUES ('105', 'Payten', 'Guzman', '1997', '1.58', 'f');" calcext:value-type="string">
            <text:p>INSERT INTO `Person` (`id`, `name`, `surname`, `year_of_birth`, `height`, `gender`) VALUES ('105', 'Payten', 'Guzman', '1997', '1.58', 'f'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Coleman</text:p>
          </table:table-cell>
          <table:table-cell office:value-type="float" office:value="2003" calcext:value-type="float">
            <text:p>2003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7];&quot;', '&quot;;[.B107];&quot;', '&quot;;[.C107];&quot;', '&quot;;[.D107];&quot;', '&quot;;SUBSTITUTE([.E107];&quot;,&quot;;&quot;.&quot;);&quot;', '&quot;;[.F107];&quot;');&quot;)" office:value-type="string" office:string-value="INSERT INTO `Person` (`id`, `name`, `surname`, `year_of_birth`, `height`, `gender`) VALUES ('106', 'Marisol', 'Coleman', '2003', '1.25', 'f');" calcext:value-type="string">
            <text:p>INSERT INTO `Person` (`id`, `name`, `surname`, `year_of_birth`, `height`, `gender`) VALUES ('106', 'Marisol', 'Coleman', '2003', '1.25', 'f'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Gallego</text:p>
          </table:table-cell>
          <table:table-cell office:value-type="float" office:value="1998" calcext:value-type="float">
            <text:p>1998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8];&quot;', '&quot;;[.B108];&quot;', '&quot;;[.C108];&quot;', '&quot;;[.D108];&quot;', '&quot;;SUBSTITUTE([.E108];&quot;,&quot;;&quot;.&quot;);&quot;', '&quot;;[.F108];&quot;');&quot;)" office:value-type="string" office:string-value="INSERT INTO `Person` (`id`, `name`, `surname`, `year_of_birth`, `height`, `gender`) VALUES ('107', 'Hunter', 'Gallego', '1998', '1.49', 'm');" calcext:value-type="string">
            <text:p>INSERT INTO `Person` (`id`, `name`, `surname`, `year_of_birth`, `height`, `gender`) VALUES ('107', 'Hunter', 'Gallego', '1998', '1.49', 'm'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Ruiz</text:p>
          </table:table-cell>
          <table:table-cell office:value-type="float" office:value="2003" calcext:value-type="float">
            <text:p>2003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09];&quot;', '&quot;;[.B109];&quot;', '&quot;;[.C109];&quot;', '&quot;;[.D109];&quot;', '&quot;;SUBSTITUTE([.E109];&quot;,&quot;;&quot;.&quot;);&quot;', '&quot;;[.F109];&quot;');&quot;)" office:value-type="string" office:string-value="INSERT INTO `Person` (`id`, `name`, `surname`, `year_of_birth`, `height`, `gender`) VALUES ('108', 'Jerome', 'Ruiz', '2003', '1.25', 'm');" calcext:value-type="string">
            <text:p>INSERT INTO `Person` (`id`, `name`, `surname`, `year_of_birth`, `height`, `gender`) VALUES ('108', 'Jerome', 'Ruiz', '2003', '1.25', 'm'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Romero</text:p>
          </table:table-cell>
          <table:table-cell office:value-type="float" office:value="2007" calcext:value-type="float">
            <text:p>2007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0];&quot;', '&quot;;[.B110];&quot;', '&quot;;[.C110];&quot;', '&quot;;[.D110];&quot;', '&quot;;SUBSTITUTE([.E110];&quot;,&quot;;&quot;.&quot;);&quot;', '&quot;;[.F110];&quot;');&quot;)" office:value-type="string" office:string-value="INSERT INTO `Person` (`id`, `name`, `surname`, `year_of_birth`, `height`, `gender`) VALUES ('109', 'Jared', 'Romero', '2007', '1.59', 'm');" calcext:value-type="string">
            <text:p>INSERT INTO `Person` (`id`, `name`, `surname`, `year_of_birth`, `height`, `gender`) VALUES ('109', 'Jared', 'Romero', '2007', '1.59', 'm'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Mckee</text:p>
          </table:table-cell>
          <table:table-cell office:value-type="float" office:value="2000" calcext:value-type="float">
            <text:p>2000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1];&quot;', '&quot;;[.B111];&quot;', '&quot;;[.C111];&quot;', '&quot;;[.D111];&quot;', '&quot;;SUBSTITUTE([.E111];&quot;,&quot;;&quot;.&quot;);&quot;', '&quot;;[.F111];&quot;');&quot;)" office:value-type="string" office:string-value="INSERT INTO `Person` (`id`, `name`, `surname`, `year_of_birth`, `height`, `gender`) VALUES ('110', 'Damien', 'Mckee', '2000', '1.39', 'm');" calcext:value-type="string">
            <text:p>INSERT INTO `Person` (`id`, `name`, `surname`, `year_of_birth`, `height`, `gender`) VALUES ('110', 'Damien', 'Mckee', '2000', '1.39', 'm'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anica</text:p>
          </table:table-cell>
          <table:table-cell office:value-type="string" calcext:value-type="string">
            <text:p>Mercer</text:p>
          </table:table-cell>
          <table:table-cell office:value-type="float" office:value="2003" calcext:value-type="float">
            <text:p>2003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2];&quot;', '&quot;;[.B112];&quot;', '&quot;;[.C112];&quot;', '&quot;;[.D112];&quot;', '&quot;;SUBSTITUTE([.E112];&quot;,&quot;;&quot;.&quot;);&quot;', '&quot;;[.F112];&quot;');&quot;)" office:value-type="string" office:string-value="INSERT INTO `Person` (`id`, `name`, `surname`, `year_of_birth`, `height`, `gender`) VALUES ('111', 'Danica', 'Mercer', '2003', '1.54', 'f');" calcext:value-type="string">
            <text:p>INSERT INTO `Person` (`id`, `name`, `surname`, `year_of_birth`, `height`, `gender`) VALUES ('111', 'Danica', 'Mercer', '2003', '1.54', 'f'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laina</text:p>
          </table:table-cell>
          <table:table-cell office:value-type="string" calcext:value-type="string">
            <text:p>Román</text:p>
          </table:table-cell>
          <table:table-cell office:value-type="float" office:value="2003" calcext:value-type="float">
            <text:p>2003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3];&quot;', '&quot;;[.B113];&quot;', '&quot;;[.C113];&quot;', '&quot;;[.D113];&quot;', '&quot;;SUBSTITUTE([.E113];&quot;,&quot;;&quot;.&quot;);&quot;', '&quot;;[.F113];&quot;');&quot;)" office:value-type="string" office:string-value="INSERT INTO `Person` (`id`, `name`, `surname`, `year_of_birth`, `height`, `gender`) VALUES ('112', 'Elaina', 'Román', '2003', '1.27', 'f');" calcext:value-type="string">
            <text:p>INSERT INTO `Person` (`id`, `name`, `surname`, `year_of_birth`, `height`, `gender`) VALUES ('112', 'Elaina', 'Román', '2003', '1.27', 'f'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Spencer</text:p>
          </table:table-cell>
          <table:table-cell office:value-type="float" office:value="2007" calcext:value-type="float">
            <text:p>2007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4];&quot;', '&quot;;[.B114];&quot;', '&quot;;[.C114];&quot;', '&quot;;[.D114];&quot;', '&quot;;SUBSTITUTE([.E114];&quot;,&quot;;&quot;.&quot;);&quot;', '&quot;;[.F114];&quot;');&quot;)" office:value-type="string" office:string-value="INSERT INTO `Person` (`id`, `name`, `surname`, `year_of_birth`, `height`, `gender`) VALUES ('113', 'Elle', 'Spencer', '2007', '1.54', 'f');" calcext:value-type="string">
            <text:p>INSERT INTO `Person` (`id`, `name`, `surname`, `year_of_birth`, `height`, `gender`) VALUES ('113', 'Elle', 'Spencer', '2007', '1.54', 'f'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kyler</text:p>
          </table:table-cell>
          <table:table-cell office:value-type="string" calcext:value-type="string">
            <text:p>Ferrer</text:p>
          </table:table-cell>
          <table:table-cell office:value-type="float" office:value="2002" calcext:value-type="float">
            <text:p>2002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5];&quot;', '&quot;;[.B115];&quot;', '&quot;;[.C115];&quot;', '&quot;;[.D115];&quot;', '&quot;;SUBSTITUTE([.E115];&quot;,&quot;;&quot;.&quot;);&quot;', '&quot;;[.F115];&quot;');&quot;)" office:value-type="string" office:string-value="INSERT INTO `Person` (`id`, `name`, `surname`, `year_of_birth`, `height`, `gender`) VALUES ('114', 'Skyler', 'Ferrer', '2002', '1.39', 'm');" calcext:value-type="string">
            <text:p>INSERT INTO `Person` (`id`, `name`, `surname`, `year_of_birth`, `height`, `gender`) VALUES ('114', 'Skyler', 'Ferrer', '2002', '1.39', 'm'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Lyons</text:p>
          </table:table-cell>
          <table:table-cell office:value-type="float" office:value="1995" calcext:value-type="float">
            <text:p>1995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6];&quot;', '&quot;;[.B116];&quot;', '&quot;;[.C116];&quot;', '&quot;;[.D116];&quot;', '&quot;;SUBSTITUTE([.E116];&quot;,&quot;;&quot;.&quot;);&quot;', '&quot;;[.F116];&quot;');&quot;)" office:value-type="string" office:string-value="INSERT INTO `Person` (`id`, `name`, `surname`, `year_of_birth`, `height`, `gender`) VALUES ('115', 'Randall', 'Lyons', '1995', '1.41', 'm');" calcext:value-type="string">
            <text:p>INSERT INTO `Person` (`id`, `name`, `surname`, `year_of_birth`, `height`, `gender`) VALUES ('115', 'Randall', 'Lyons', '1995', '1.41', 'm'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ylynn</text:p>
          </table:table-cell>
          <table:table-cell office:value-type="string" calcext:value-type="string">
            <text:p>Ferrer</text:p>
          </table:table-cell>
          <table:table-cell office:value-type="float" office:value="2007" calcext:value-type="float">
            <text:p>2007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7];&quot;', '&quot;;[.B117];&quot;', '&quot;;[.C117];&quot;', '&quot;;[.D117];&quot;', '&quot;;SUBSTITUTE([.E117];&quot;,&quot;;&quot;.&quot;);&quot;', '&quot;;[.F117];&quot;');&quot;)" office:value-type="string" office:string-value="INSERT INTO `Person` (`id`, `name`, `surname`, `year_of_birth`, `height`, `gender`) VALUES ('116', 'Jaylynn', 'Ferrer', '2007', '1.52', 'f');" calcext:value-type="string">
            <text:p>INSERT INTO `Person` (`id`, `name`, `surname`, `year_of_birth`, `height`, `gender`) VALUES ('116', 'Jaylynn', 'Ferrer', '2007', '1.52', 'f'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Blanco</text:p>
          </table:table-cell>
          <table:table-cell office:value-type="float" office:value="1992" calcext:value-type="float">
            <text:p>1992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8];&quot;', '&quot;;[.B118];&quot;', '&quot;;[.C118];&quot;', '&quot;;[.D118];&quot;', '&quot;;SUBSTITUTE([.E118];&quot;,&quot;;&quot;.&quot;);&quot;', '&quot;;[.F118];&quot;');&quot;)" office:value-type="string" office:string-value="INSERT INTO `Person` (`id`, `name`, `surname`, `year_of_birth`, `height`, `gender`) VALUES ('117', 'Rachel', 'Blanco', '1992', '1.6', 'f');" calcext:value-type="string">
            <text:p>INSERT INTO `Person` (`id`, `name`, `surname`, `year_of_birth`, `height`, `gender`) VALUES ('117', 'Rachel', 'Blanco', '1992', '1.6', 'f'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Méndez</text:p>
          </table:table-cell>
          <table:table-cell office:value-type="float" office:value="2007" calcext:value-type="float">
            <text:p>2007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19];&quot;', '&quot;;[.B119];&quot;', '&quot;;[.C119];&quot;', '&quot;;[.D119];&quot;', '&quot;;SUBSTITUTE([.E119];&quot;,&quot;;&quot;.&quot;);&quot;', '&quot;;[.F119];&quot;');&quot;)" office:value-type="string" office:string-value="INSERT INTO `Person` (`id`, `name`, `surname`, `year_of_birth`, `height`, `gender`) VALUES ('118', 'Tamara', 'Méndez', '2007', '1.61', 'f');" calcext:value-type="string">
            <text:p>INSERT INTO `Person` (`id`, `name`, `surname`, `year_of_birth`, `height`, `gender`) VALUES ('118', 'Tamara', 'Méndez', '2007', '1.61', 'f'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aylan</text:p>
          </table:table-cell>
          <table:table-cell office:value-type="string" calcext:value-type="string">
            <text:p>Garrido</text:p>
          </table:table-cell>
          <table:table-cell office:value-type="float" office:value="1994" calcext:value-type="float">
            <text:p>1994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0];&quot;', '&quot;;[.B120];&quot;', '&quot;;[.C120];&quot;', '&quot;;[.D120];&quot;', '&quot;;SUBSTITUTE([.E120];&quot;,&quot;;&quot;.&quot;);&quot;', '&quot;;[.F120];&quot;');&quot;)" office:value-type="string" office:string-value="INSERT INTO `Person` (`id`, `name`, `surname`, `year_of_birth`, `height`, `gender`) VALUES ('119', 'Jaylan', 'Garrido', '1994', '1.53', 'm');" calcext:value-type="string">
            <text:p>INSERT INTO `Person` (`id`, `name`, `surname`, `year_of_birth`, `height`, `gender`) VALUES ('119', 'Jaylan', 'Garrido', '1994', '1.53', 'm'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rellano</text:p>
          </table:table-cell>
          <table:table-cell office:value-type="float" office:value="2010" calcext:value-type="float">
            <text:p>201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1];&quot;', '&quot;;[.B121];&quot;', '&quot;;[.C121];&quot;', '&quot;;[.D121];&quot;', '&quot;;SUBSTITUTE([.E121];&quot;,&quot;;&quot;.&quot;);&quot;', '&quot;;[.F121];&quot;');&quot;)" office:value-type="string" office:string-value="INSERT INTO `Person` (`id`, `name`, `surname`, `year_of_birth`, `height`, `gender`) VALUES ('120', 'John', 'Arellano', '2010', '1.59', 'm');" calcext:value-type="string">
            <text:p>INSERT INTO `Person` (`id`, `name`, `surname`, `year_of_birth`, `height`, `gender`) VALUES ('120', 'John', 'Arellano', '2010', '1.59', 'm'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Blesa</text:p>
          </table:table-cell>
          <table:table-cell office:value-type="float" office:value="2004" calcext:value-type="float">
            <text:p>2004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2];&quot;', '&quot;;[.B122];&quot;', '&quot;;[.C122];&quot;', '&quot;;[.D122];&quot;', '&quot;;SUBSTITUTE([.E122];&quot;,&quot;;&quot;.&quot;);&quot;', '&quot;;[.F122];&quot;');&quot;)" office:value-type="string" office:string-value="INSERT INTO `Person` (`id`, `name`, `surname`, `year_of_birth`, `height`, `gender`) VALUES ('121', 'Charlie', 'Blesa', '2004', '1.32', 'm');" calcext:value-type="string">
            <text:p>INSERT INTO `Person` (`id`, `name`, `surname`, `year_of_birth`, `height`, `gender`) VALUES ('121', 'Charlie', 'Blesa', '2004', '1.32', 'm'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Donovan</text:p>
          </table:table-cell>
          <table:table-cell office:value-type="float" office:value="2009" calcext:value-type="float">
            <text:p>2009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3];&quot;', '&quot;;[.B123];&quot;', '&quot;;[.C123];&quot;', '&quot;;[.D123];&quot;', '&quot;;SUBSTITUTE([.E123];&quot;,&quot;;&quot;.&quot;);&quot;', '&quot;;[.F123];&quot;');&quot;)" office:value-type="string" office:string-value="INSERT INTO `Person` (`id`, `name`, `surname`, `year_of_birth`, `height`, `gender`) VALUES ('122', 'Noelle', 'Donovan', '2009', '1.49', 'f');" calcext:value-type="string">
            <text:p>INSERT INTO `Person` (`id`, `name`, `surname`, `year_of_birth`, `height`, `gender`) VALUES ('122', 'Noelle', 'Donovan', '2009', '1.49', 'f'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Ortega</text:p>
          </table:table-cell>
          <table:table-cell office:value-type="float" office:value="1997" calcext:value-type="float">
            <text:p>1997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4];&quot;', '&quot;;[.B124];&quot;', '&quot;;[.C124];&quot;', '&quot;;[.D124];&quot;', '&quot;;SUBSTITUTE([.E124];&quot;,&quot;;&quot;.&quot;);&quot;', '&quot;;[.F124];&quot;');&quot;)" office:value-type="string" office:string-value="INSERT INTO `Person` (`id`, `name`, `surname`, `year_of_birth`, `height`, `gender`) VALUES ('123', 'King', 'Ortega', '1997', '1.58', 'm');" calcext:value-type="string">
            <text:p>INSERT INTO `Person` (`id`, `name`, `surname`, `year_of_birth`, `height`, `gender`) VALUES ('123', 'King', 'Ortega', '1997', '1.58', 'm'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Bravo</text:p>
          </table:table-cell>
          <table:table-cell office:value-type="float" office:value="2003" calcext:value-type="float">
            <text:p>2003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5];&quot;', '&quot;;[.B125];&quot;', '&quot;;[.C125];&quot;', '&quot;;[.D125];&quot;', '&quot;;SUBSTITUTE([.E125];&quot;,&quot;;&quot;.&quot;);&quot;', '&quot;;[.F125];&quot;');&quot;)" office:value-type="string" office:string-value="INSERT INTO `Person` (`id`, `name`, `surname`, `year_of_birth`, `height`, `gender`) VALUES ('124', 'Allen', 'Bravo', '2003', '1.26', 'm');" calcext:value-type="string">
            <text:p>INSERT INTO `Person` (`id`, `name`, `surname`, `year_of_birth`, `height`, `gender`) VALUES ('124', 'Allen', 'Bravo', '2003', '1.26', 'm'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Domínguez</text:p>
          </table:table-cell>
          <table:table-cell office:value-type="float" office:value="1999" calcext:value-type="float">
            <text:p>1999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6];&quot;', '&quot;;[.B126];&quot;', '&quot;;[.C126];&quot;', '&quot;;[.D126];&quot;', '&quot;;SUBSTITUTE([.E126];&quot;,&quot;;&quot;.&quot;);&quot;', '&quot;;[.F126];&quot;');&quot;)" office:value-type="string" office:string-value="INSERT INTO `Person` (`id`, `name`, `surname`, `year_of_birth`, `height`, `gender`) VALUES ('125', 'Dulce', 'Domínguez', '1999', '1.61', 'f');" calcext:value-type="string">
            <text:p>INSERT INTO `Person` (`id`, `name`, `surname`, `year_of_birth`, `height`, `gender`) VALUES ('125', 'Dulce', 'Domínguez', '1999', '1.61', 'f'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ett</text:p>
          </table:table-cell>
          <table:table-cell office:value-type="string" calcext:value-type="string">
            <text:p>Fry</text:p>
          </table:table-cell>
          <table:table-cell office:value-type="float" office:value="1999" calcext:value-type="float">
            <text:p>1999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7];&quot;', '&quot;;[.B127];&quot;', '&quot;;[.C127];&quot;', '&quot;;[.D127];&quot;', '&quot;;SUBSTITUTE([.E127];&quot;,&quot;;&quot;.&quot;);&quot;', '&quot;;[.F127];&quot;');&quot;)" office:value-type="string" office:string-value="INSERT INTO `Person` (`id`, `name`, `surname`, `year_of_birth`, `height`, `gender`) VALUES ('126', 'Jett', 'Fry', '1999', '1.53', 'm');" calcext:value-type="string">
            <text:p>INSERT INTO `Person` (`id`, `name`, `surname`, `year_of_birth`, `height`, `gender`) VALUES ('126', 'Jett', 'Fry', '1999', '1.53', 'm'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harlize</text:p>
          </table:table-cell>
          <table:table-cell office:value-type="string" calcext:value-type="string">
            <text:p>Compton</text:p>
          </table:table-cell>
          <table:table-cell office:value-type="float" office:value="2008" calcext:value-type="float">
            <text:p>2008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8];&quot;', '&quot;;[.B128];&quot;', '&quot;;[.C128];&quot;', '&quot;;[.D128];&quot;', '&quot;;SUBSTITUTE([.E128];&quot;,&quot;;&quot;.&quot;);&quot;', '&quot;;[.F128];&quot;');&quot;)" office:value-type="string" office:string-value="INSERT INTO `Person` (`id`, `name`, `surname`, `year_of_birth`, `height`, `gender`) VALUES ('127', 'Charlize', 'Compton', '2008', '1.44', 'f');" calcext:value-type="string">
            <text:p>INSERT INTO `Person` (`id`, `name`, `surname`, `year_of_birth`, `height`, `gender`) VALUES ('127', 'Charlize', 'Compton', '2008', '1.44', 'f'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ishi</text:p>
          </table:table-cell>
          <table:table-cell office:value-type="string" calcext:value-type="string">
            <text:p>Molina</text:p>
          </table:table-cell>
          <table:table-cell office:value-type="float" office:value="2010" calcext:value-type="float">
            <text:p>2010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29];&quot;', '&quot;;[.B129];&quot;', '&quot;;[.C129];&quot;', '&quot;;[.D129];&quot;', '&quot;;SUBSTITUTE([.E129];&quot;,&quot;;&quot;.&quot;);&quot;', '&quot;;[.F129];&quot;');&quot;)" office:value-type="string" office:string-value="INSERT INTO `Person` (`id`, `name`, `surname`, `year_of_birth`, `height`, `gender`) VALUES ('128', 'Rishi', 'Molina', '2010', '1.4', 'm');" calcext:value-type="string">
            <text:p>INSERT INTO `Person` (`id`, `name`, `surname`, `year_of_birth`, `height`, `gender`) VALUES ('128', 'Rishi', 'Molina', '2010', '1.4', 'm'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ayden</text:p>
          </table:table-cell>
          <table:table-cell office:value-type="string" calcext:value-type="string">
            <text:p>Holder</text:p>
          </table:table-cell>
          <table:table-cell office:value-type="float" office:value="2007" calcext:value-type="float">
            <text:p>2007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0];&quot;', '&quot;;[.B130];&quot;', '&quot;;[.C130];&quot;', '&quot;;[.D130];&quot;', '&quot;;SUBSTITUTE([.E130];&quot;,&quot;;&quot;.&quot;);&quot;', '&quot;;[.F130];&quot;');&quot;)" office:value-type="string" office:string-value="INSERT INTO `Person` (`id`, `name`, `surname`, `year_of_birth`, `height`, `gender`) VALUES ('129', 'Jayden', 'Holder', '2007', '1.63', 'f');" calcext:value-type="string">
            <text:p>INSERT INTO `Person` (`id`, `name`, `surname`, `year_of_birth`, `height`, `gender`) VALUES ('129', 'Jayden', 'Holder', '2007', '1.63', 'f'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Deleon</text:p>
          </table:table-cell>
          <table:table-cell office:value-type="float" office:value="1998" calcext:value-type="float">
            <text:p>1998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1];&quot;', '&quot;;[.B131];&quot;', '&quot;;[.C131];&quot;', '&quot;;[.D131];&quot;', '&quot;;SUBSTITUTE([.E131];&quot;,&quot;;&quot;.&quot;);&quot;', '&quot;;[.F131];&quot;');&quot;)" office:value-type="string" office:string-value="INSERT INTO `Person` (`id`, `name`, `surname`, `year_of_birth`, `height`, `gender`) VALUES ('130', 'Anton', 'Deleon', '1998', '1.58', 'm');" calcext:value-type="string">
            <text:p>INSERT INTO `Person` (`id`, `name`, `surname`, `year_of_birth`, `height`, `gender`) VALUES ('130', 'Anton', 'Deleon', '1998', '1.58', 'm'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Carmona</text:p>
          </table:table-cell>
          <table:table-cell office:value-type="float" office:value="1992" calcext:value-type="float">
            <text:p>1992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2];&quot;', '&quot;;[.B132];&quot;', '&quot;;[.C132];&quot;', '&quot;;[.D132];&quot;', '&quot;;SUBSTITUTE([.E132];&quot;,&quot;;&quot;.&quot;);&quot;', '&quot;;[.F132];&quot;');&quot;)" office:value-type="string" office:string-value="INSERT INTO `Person` (`id`, `name`, `surname`, `year_of_birth`, `height`, `gender`) VALUES ('131', 'Tiffany', 'Carmona', '1992', '1.37', 'f');" calcext:value-type="string">
            <text:p>INSERT INTO `Person` (`id`, `name`, `surname`, `year_of_birth`, `height`, `gender`) VALUES ('131', 'Tiffany', 'Carmona', '1992', '1.37', 'f'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Jackson</text:p>
          </table:table-cell>
          <table:table-cell office:value-type="float" office:value="2004" calcext:value-type="float">
            <text:p>2004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3];&quot;', '&quot;;[.B133];&quot;', '&quot;;[.C133];&quot;', '&quot;;[.D133];&quot;', '&quot;;SUBSTITUTE([.E133];&quot;,&quot;;&quot;.&quot;);&quot;', '&quot;;[.F133];&quot;');&quot;)" office:value-type="string" office:string-value="INSERT INTO `Person` (`id`, `name`, `surname`, `year_of_birth`, `height`, `gender`) VALUES ('132', 'Aden', 'Jackson', '2004', '1.35', 'm');" calcext:value-type="string">
            <text:p>INSERT INTO `Person` (`id`, `name`, `surname`, `year_of_birth`, `height`, `gender`) VALUES ('132', 'Aden', 'Jackson', '2004', '1.35', 'm'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niyah</text:p>
          </table:table-cell>
          <table:table-cell office:value-type="string" calcext:value-type="string">
            <text:p>Duke</text:p>
          </table:table-cell>
          <table:table-cell office:value-type="float" office:value="1991" calcext:value-type="float">
            <text:p>1991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4];&quot;', '&quot;;[.B134];&quot;', '&quot;;[.C134];&quot;', '&quot;;[.D134];&quot;', '&quot;;SUBSTITUTE([.E134];&quot;,&quot;;&quot;.&quot;);&quot;', '&quot;;[.F134];&quot;');&quot;)" office:value-type="string" office:string-value="INSERT INTO `Person` (`id`, `name`, `surname`, `year_of_birth`, `height`, `gender`) VALUES ('133', 'Taniyah', 'Duke', '1991', '1.52', 'f');" calcext:value-type="string">
            <text:p>INSERT INTO `Person` (`id`, `name`, `surname`, `year_of_birth`, `height`, `gender`) VALUES ('133', 'Taniyah', 'Duke', '1991', '1.52', 'f'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Zoie</text:p>
          </table:table-cell>
          <table:table-cell office:value-type="string" calcext:value-type="string">
            <text:p>Moss</text:p>
          </table:table-cell>
          <table:table-cell office:value-type="float" office:value="2004" calcext:value-type="float">
            <text:p>2004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5];&quot;', '&quot;;[.B135];&quot;', '&quot;;[.C135];&quot;', '&quot;;[.D135];&quot;', '&quot;;SUBSTITUTE([.E135];&quot;,&quot;;&quot;.&quot;);&quot;', '&quot;;[.F135];&quot;');&quot;)" office:value-type="string" office:string-value="INSERT INTO `Person` (`id`, `name`, `surname`, `year_of_birth`, `height`, `gender`) VALUES ('134', 'Zoie', 'Moss', '2004', '1.51', 'f');" calcext:value-type="string">
            <text:p>INSERT INTO `Person` (`id`, `name`, `surname`, `year_of_birth`, `height`, `gender`) VALUES ('134', 'Zoie', 'Moss', '2004', '1.51', 'f'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insley</text:p>
          </table:table-cell>
          <table:table-cell office:value-type="string" calcext:value-type="string">
            <text:p>Riddle</text:p>
          </table:table-cell>
          <table:table-cell office:value-type="float" office:value="2010" calcext:value-type="float">
            <text:p>2010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6];&quot;', '&quot;;[.B136];&quot;', '&quot;;[.C136];&quot;', '&quot;;[.D136];&quot;', '&quot;;SUBSTITUTE([.E136];&quot;,&quot;;&quot;.&quot;);&quot;', '&quot;;[.F136];&quot;');&quot;)" office:value-type="string" office:string-value="INSERT INTO `Person` (`id`, `name`, `surname`, `year_of_birth`, `height`, `gender`) VALUES ('135', 'Kinsley', 'Riddle', '2010', '1.64', 'f');" calcext:value-type="string">
            <text:p>INSERT INTO `Person` (`id`, `name`, `surname`, `year_of_birth`, `height`, `gender`) VALUES ('135', 'Kinsley', 'Riddle', '2010', '1.64', 'f'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Giménez</text:p>
          </table:table-cell>
          <table:table-cell office:value-type="float" office:value="2003" calcext:value-type="float">
            <text:p>2003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7];&quot;', '&quot;;[.B137];&quot;', '&quot;;[.C137];&quot;', '&quot;;[.D137];&quot;', '&quot;;SUBSTITUTE([.E137];&quot;,&quot;;&quot;.&quot;);&quot;', '&quot;;[.F137];&quot;');&quot;)" office:value-type="string" office:string-value="INSERT INTO `Person` (`id`, `name`, `surname`, `year_of_birth`, `height`, `gender`) VALUES ('136', 'Mohammad', 'Giménez', '2003', '1.57', 'm');" calcext:value-type="string">
            <text:p>INSERT INTO `Person` (`id`, `name`, `surname`, `year_of_birth`, `height`, `gender`) VALUES ('136', 'Mohammad', 'Giménez', '2003', '1.57', 'm'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less</text:p>
          </table:table-cell>
          <table:table-cell office:value-type="string" calcext:value-type="string">
            <text:p>Hurley</text:p>
          </table:table-cell>
          <table:table-cell office:value-type="float" office:value="2000" calcext:value-type="float">
            <text:p>200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8];&quot;', '&quot;;[.B138];&quot;', '&quot;;[.C138];&quot;', '&quot;;[.D138];&quot;', '&quot;;SUBSTITUTE([.E138];&quot;,&quot;;&quot;.&quot;);&quot;', '&quot;;[.F138];&quot;');&quot;)" office:value-type="string" office:string-value="INSERT INTO `Person` (`id`, `name`, `surname`, `year_of_birth`, `height`, `gender`) VALUES ('137', 'Aless', 'Hurley', '2000', '1.59', 'x');" calcext:value-type="string">
            <text:p>INSERT INTO `Person` (`id`, `name`, `surname`, `year_of_birth`, `height`, `gender`) VALUES ('137', 'Aless', 'Hurley', '2000', '1.59', 'x'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Villegas</text:p>
          </table:table-cell>
          <table:table-cell office:value-type="float" office:value="2002" calcext:value-type="float">
            <text:p>2002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39];&quot;', '&quot;;[.B139];&quot;', '&quot;;[.C139];&quot;', '&quot;;[.D139];&quot;', '&quot;;SUBSTITUTE([.E139];&quot;,&quot;;&quot;.&quot;);&quot;', '&quot;;[.F139];&quot;');&quot;)" office:value-type="string" office:string-value="INSERT INTO `Person` (`id`, `name`, `surname`, `year_of_birth`, `height`, `gender`) VALUES ('138', 'Julianne', 'Villegas', '2002', '1.42', 'f');" calcext:value-type="string">
            <text:p>INSERT INTO `Person` (`id`, `name`, `surname`, `year_of_birth`, `height`, `gender`) VALUES ('138', 'Julianne', 'Villegas', '2002', '1.42', 'f'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ginald</text:p>
          </table:table-cell>
          <table:table-cell office:value-type="string" calcext:value-type="string">
            <text:p>Ramsey</text:p>
          </table:table-cell>
          <table:table-cell office:value-type="float" office:value="2004" calcext:value-type="float">
            <text:p>2004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0];&quot;', '&quot;;[.B140];&quot;', '&quot;;[.C140];&quot;', '&quot;;[.D140];&quot;', '&quot;;SUBSTITUTE([.E140];&quot;,&quot;;&quot;.&quot;);&quot;', '&quot;;[.F140];&quot;');&quot;)" office:value-type="string" office:string-value="INSERT INTO `Person` (`id`, `name`, `surname`, `year_of_birth`, `height`, `gender`) VALUES ('139', 'Reginald', 'Ramsey', '2004', '1.43', 'm');" calcext:value-type="string">
            <text:p>INSERT INTO `Person` (`id`, `name`, `surname`, `year_of_birth`, `height`, `gender`) VALUES ('139', 'Reginald', 'Ramsey', '2004', '1.43', 'm'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Iglesias</text:p>
          </table:table-cell>
          <table:table-cell office:value-type="float" office:value="2002" calcext:value-type="float">
            <text:p>2002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1];&quot;', '&quot;;[.B141];&quot;', '&quot;;[.C141];&quot;', '&quot;;[.D141];&quot;', '&quot;;SUBSTITUTE([.E141];&quot;,&quot;;&quot;.&quot;);&quot;', '&quot;;[.F141];&quot;');&quot;)" office:value-type="string" office:string-value="INSERT INTO `Person` (`id`, `name`, `surname`, `year_of_birth`, `height`, `gender`) VALUES ('140', 'Roman', 'Iglesias', '2002', '1.34', 'm');" calcext:value-type="string">
            <text:p>INSERT INTO `Person` (`id`, `name`, `surname`, `year_of_birth`, `height`, `gender`) VALUES ('140', 'Roman', 'Iglesias', '2002', '1.34', 'm'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Márquez</text:p>
          </table:table-cell>
          <table:table-cell office:value-type="float" office:value="2008" calcext:value-type="float">
            <text:p>2008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2];&quot;', '&quot;;[.B142];&quot;', '&quot;;[.C142];&quot;', '&quot;;[.D142];&quot;', '&quot;;SUBSTITUTE([.E142];&quot;,&quot;;&quot;.&quot;);&quot;', '&quot;;[.F142];&quot;');&quot;)" office:value-type="string" office:string-value="INSERT INTO `Person` (`id`, `name`, `surname`, `year_of_birth`, `height`, `gender`) VALUES ('141', 'Lawrence', 'Márquez', '2008', '1.39', 'm');" calcext:value-type="string">
            <text:p>INSERT INTO `Person` (`id`, `name`, `surname`, `year_of_birth`, `height`, `gender`) VALUES ('141', 'Lawrence', 'Márquez', '2008', '1.39', 'm'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Blanco</text:p>
          </table:table-cell>
          <table:table-cell office:value-type="float" office:value="2010" calcext:value-type="float">
            <text:p>2010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3];&quot;', '&quot;;[.B143];&quot;', '&quot;;[.C143];&quot;', '&quot;;[.D143];&quot;', '&quot;;SUBSTITUTE([.E143];&quot;,&quot;;&quot;.&quot;);&quot;', '&quot;;[.F143];&quot;');&quot;)" office:value-type="string" office:string-value="INSERT INTO `Person` (`id`, `name`, `surname`, `year_of_birth`, `height`, `gender`) VALUES ('142', 'Finley', 'Blanco', '2010', '1.26', 'm');" calcext:value-type="string">
            <text:p>INSERT INTO `Person` (`id`, `name`, `surname`, `year_of_birth`, `height`, `gender`) VALUES ('142', 'Finley', 'Blanco', '2010', '1.26', 'm'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Sutton</text:p>
          </table:table-cell>
          <table:table-cell office:value-type="float" office:value="2000" calcext:value-type="float">
            <text:p>2000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4];&quot;', '&quot;;[.B144];&quot;', '&quot;;[.C144];&quot;', '&quot;;[.D144];&quot;', '&quot;;SUBSTITUTE([.E144];&quot;,&quot;;&quot;.&quot;);&quot;', '&quot;;[.F144];&quot;');&quot;)" office:value-type="string" office:string-value="INSERT INTO `Person` (`id`, `name`, `surname`, `year_of_birth`, `height`, `gender`) VALUES ('143', 'Elaine', 'Sutton', '2000', '1.38', 'f');" calcext:value-type="string">
            <text:p>INSERT INTO `Person` (`id`, `name`, `surname`, `year_of_birth`, `height`, `gender`) VALUES ('143', 'Elaine', 'Sutton', '2000', '1.38', 'f'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avion</text:p>
          </table:table-cell>
          <table:table-cell office:value-type="string" calcext:value-type="string">
            <text:p>Ramos</text:p>
          </table:table-cell>
          <table:table-cell office:value-type="float" office:value="2002" calcext:value-type="float">
            <text:p>200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5];&quot;', '&quot;;[.B145];&quot;', '&quot;;[.C145];&quot;', '&quot;;[.D145];&quot;', '&quot;;SUBSTITUTE([.E145];&quot;,&quot;;&quot;.&quot;);&quot;', '&quot;;[.F145];&quot;');&quot;)" office:value-type="string" office:string-value="INSERT INTO `Person` (`id`, `name`, `surname`, `year_of_birth`, `height`, `gender`) VALUES ('144', 'Savion', 'Ramos', '2002', '1.5', 'm');" calcext:value-type="string">
            <text:p>INSERT INTO `Person` (`id`, `name`, `surname`, `year_of_birth`, `height`, `gender`) VALUES ('144', 'Savion', 'Ramos', '2002', '1.5', 'm'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Ortega</text:p>
          </table:table-cell>
          <table:table-cell office:value-type="float" office:value="2001" calcext:value-type="float">
            <text:p>200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6];&quot;', '&quot;;[.B146];&quot;', '&quot;;[.C146];&quot;', '&quot;;[.D146];&quot;', '&quot;;SUBSTITUTE([.E146];&quot;,&quot;;&quot;.&quot;);&quot;', '&quot;;[.F146];&quot;');&quot;)" office:value-type="string" office:string-value="INSERT INTO `Person` (`id`, `name`, `surname`, `year_of_birth`, `height`, `gender`) VALUES ('145', 'Hayden', 'Ortega', '2001', '1.4', 'f');" calcext:value-type="string">
            <text:p>INSERT INTO `Person` (`id`, `name`, `surname`, `year_of_birth`, `height`, `gender`) VALUES ('145', 'Hayden', 'Ortega', '2001', '1.4', 'f'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arrido</text:p>
          </table:table-cell>
          <table:table-cell office:value-type="float" office:value="2007" calcext:value-type="float">
            <text:p>2007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7];&quot;', '&quot;;[.B147];&quot;', '&quot;;[.C147];&quot;', '&quot;;[.D147];&quot;', '&quot;;SUBSTITUTE([.E147];&quot;,&quot;;&quot;.&quot;);&quot;', '&quot;;[.F147];&quot;');&quot;)" office:value-type="string" office:string-value="INSERT INTO `Person` (`id`, `name`, `surname`, `year_of_birth`, `height`, `gender`) VALUES ('146', 'Claudia', 'Garrido', '2007', '1.29', 'f');" calcext:value-type="string">
            <text:p>INSERT INTO `Person` (`id`, `name`, `surname`, `year_of_birth`, `height`, `gender`) VALUES ('146', 'Claudia', 'Garrido', '2007', '1.29', 'f'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ileen</text:p>
          </table:table-cell>
          <table:table-cell office:value-type="string" calcext:value-type="string">
            <text:p>Pastor</text:p>
          </table:table-cell>
          <table:table-cell office:value-type="float" office:value="1998" calcext:value-type="float">
            <text:p>1998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8];&quot;', '&quot;;[.B148];&quot;', '&quot;;[.C148];&quot;', '&quot;;[.D148];&quot;', '&quot;;SUBSTITUTE([.E148];&quot;,&quot;;&quot;.&quot;);&quot;', '&quot;;[.F148];&quot;');&quot;)" office:value-type="string" office:string-value="INSERT INTO `Person` (`id`, `name`, `surname`, `year_of_birth`, `height`, `gender`) VALUES ('147', 'Eileen', 'Pastor', '1998', '1.66', 'f');" calcext:value-type="string">
            <text:p>INSERT INTO `Person` (`id`, `name`, `surname`, `year_of_birth`, `height`, `gender`) VALUES ('147', 'Eileen', 'Pastor', '1998', '1.66', 'f'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Mccullough</text:p>
          </table:table-cell>
          <table:table-cell office:value-type="float" office:value="2004" calcext:value-type="float">
            <text:p>2004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49];&quot;', '&quot;;[.B149];&quot;', '&quot;;[.C149];&quot;', '&quot;;[.D149];&quot;', '&quot;;SUBSTITUTE([.E149];&quot;,&quot;;&quot;.&quot;);&quot;', '&quot;;[.F149];&quot;');&quot;)" office:value-type="string" office:string-value="INSERT INTO `Person` (`id`, `name`, `surname`, `year_of_birth`, `height`, `gender`) VALUES ('148', 'Kelly', 'Mccullough', '2004', '1.29', 'f');" calcext:value-type="string">
            <text:p>INSERT INTO `Person` (`id`, `name`, `surname`, `year_of_birth`, `height`, `gender`) VALUES ('148', 'Kelly', 'Mccullough', '2004', '1.29', 'f'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Cook</text:p>
          </table:table-cell>
          <table:table-cell office:value-type="float" office:value="1992" calcext:value-type="float">
            <text:p>1992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0];&quot;', '&quot;;[.B150];&quot;', '&quot;;[.C150];&quot;', '&quot;;[.D150];&quot;', '&quot;;SUBSTITUTE([.E150];&quot;,&quot;;&quot;.&quot;);&quot;', '&quot;;[.F150];&quot;');&quot;)" office:value-type="string" office:string-value="INSERT INTO `Person` (`id`, `name`, `surname`, `year_of_birth`, `height`, `gender`) VALUES ('149', 'Ahmad', 'Cook', '1992', '1.64', 'm');" calcext:value-type="string">
            <text:p>INSERT INTO `Person` (`id`, `name`, `surname`, `year_of_birth`, `height`, `gender`) VALUES ('149', 'Ahmad', 'Cook', '1992', '1.64', 'm'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ryson</text:p>
          </table:table-cell>
          <table:table-cell office:value-type="string" calcext:value-type="string">
            <text:p>Finley</text:p>
          </table:table-cell>
          <table:table-cell office:value-type="float" office:value="2010" calcext:value-type="float">
            <text:p>20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1];&quot;', '&quot;;[.B151];&quot;', '&quot;;[.C151];&quot;', '&quot;;[.D151];&quot;', '&quot;;SUBSTITUTE([.E151];&quot;,&quot;;&quot;.&quot;);&quot;', '&quot;;[.F151];&quot;');&quot;)" office:value-type="string" office:string-value="INSERT INTO `Person` (`id`, `name`, `surname`, `year_of_birth`, `height`, `gender`) VALUES ('150', 'Bryson', 'Finley', '2010', '1.5', 'm');" calcext:value-type="string">
            <text:p>INSERT INTO `Person` (`id`, `name`, `surname`, `year_of_birth`, `height`, `gender`) VALUES ('150', 'Bryson', 'Finley', '2010', '1.5', 'm'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Anderson</text:p>
          </table:table-cell>
          <table:table-cell office:value-type="float" office:value="2006" calcext:value-type="float">
            <text:p>2006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2];&quot;', '&quot;;[.B152];&quot;', '&quot;;[.C152];&quot;', '&quot;;[.D152];&quot;', '&quot;;SUBSTITUTE([.E152];&quot;,&quot;;&quot;.&quot;);&quot;', '&quot;;[.F152];&quot;');&quot;)" office:value-type="string" office:string-value="INSERT INTO `Person` (`id`, `name`, `surname`, `year_of_birth`, `height`, `gender`) VALUES ('151', 'Pickles', 'Anderson', '2006', '1.38', 'x');" calcext:value-type="string">
            <text:p>INSERT INTO `Person` (`id`, `name`, `surname`, `year_of_birth`, `height`, `gender`) VALUES ('151', 'Pickles', 'Anderson', '2006', '1.38', 'x'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áez</text:p>
          </table:table-cell>
          <table:table-cell office:value-type="float" office:value="2008" calcext:value-type="float">
            <text:p>2008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3];&quot;', '&quot;;[.B153];&quot;', '&quot;;[.C153];&quot;', '&quot;;[.D153];&quot;', '&quot;;SUBSTITUTE([.E153];&quot;,&quot;;&quot;.&quot;);&quot;', '&quot;;[.F153];&quot;');&quot;)" office:value-type="string" office:string-value="INSERT INTO `Person` (`id`, `name`, `surname`, `year_of_birth`, `height`, `gender`) VALUES ('152', 'Richard', 'Sáez', '2008', '1.36', 'm');" calcext:value-type="string">
            <text:p>INSERT INTO `Person` (`id`, `name`, `surname`, `year_of_birth`, `height`, `gender`) VALUES ('152', 'Richard', 'Sáez', '2008', '1.36', 'm'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yasia</text:p>
          </table:table-cell>
          <table:table-cell office:value-type="string" calcext:value-type="string">
            <text:p>Torres</text:p>
          </table:table-cell>
          <table:table-cell office:value-type="float" office:value="2008" calcext:value-type="float">
            <text:p>2008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4];&quot;', '&quot;;[.B154];&quot;', '&quot;;[.C154];&quot;', '&quot;;[.D154];&quot;', '&quot;;SUBSTITUTE([.E154];&quot;,&quot;;&quot;.&quot;);&quot;', '&quot;;[.F154];&quot;');&quot;)" office:value-type="string" office:string-value="INSERT INTO `Person` (`id`, `name`, `surname`, `year_of_birth`, `height`, `gender`) VALUES ('153', 'Nyasia', 'Torres', '2008', '1.41', 'f');" calcext:value-type="string">
            <text:p>INSERT INTO `Person` (`id`, `name`, `surname`, `year_of_birth`, `height`, `gender`) VALUES ('153', 'Nyasia', 'Torres', '2008', '1.41', 'f'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Ramírez</text:p>
          </table:table-cell>
          <table:table-cell office:value-type="float" office:value="2006" calcext:value-type="float">
            <text:p>2006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5];&quot;', '&quot;;[.B155];&quot;', '&quot;;[.C155];&quot;', '&quot;;[.D155];&quot;', '&quot;;SUBSTITUTE([.E155];&quot;,&quot;;&quot;.&quot;);&quot;', '&quot;;[.F155];&quot;');&quot;)" office:value-type="string" office:string-value="INSERT INTO `Person` (`id`, `name`, `surname`, `year_of_birth`, `height`, `gender`) VALUES ('154', 'Goose', 'Ramírez', '2006', '1.59', 'x');" calcext:value-type="string">
            <text:p>INSERT INTO `Person` (`id`, `name`, `surname`, `year_of_birth`, `height`, `gender`) VALUES ('154', 'Goose', 'Ramírez', '2006', '1.59', 'x'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lessandra</text:p>
          </table:table-cell>
          <table:table-cell office:value-type="string" calcext:value-type="string">
            <text:p>Foster</text:p>
          </table:table-cell>
          <table:table-cell office:value-type="float" office:value="2001" calcext:value-type="float">
            <text:p>2001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6];&quot;', '&quot;;[.B156];&quot;', '&quot;;[.C156];&quot;', '&quot;;[.D156];&quot;', '&quot;;SUBSTITUTE([.E156];&quot;,&quot;;&quot;.&quot;);&quot;', '&quot;;[.F156];&quot;');&quot;)" office:value-type="string" office:string-value="INSERT INTO `Person` (`id`, `name`, `surname`, `year_of_birth`, `height`, `gender`) VALUES ('155', 'Alessandra', 'Foster', '2001', '1.27', 'f');" calcext:value-type="string">
            <text:p>INSERT INTO `Person` (`id`, `name`, `surname`, `year_of_birth`, `height`, `gender`) VALUES ('155', 'Alessandra', 'Foster', '2001', '1.27', 'f'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arion</text:p>
          </table:table-cell>
          <table:table-cell office:value-type="string" calcext:value-type="string">
            <text:p>Rey</text:p>
          </table:table-cell>
          <table:table-cell office:value-type="float" office:value="2000" calcext:value-type="float">
            <text:p>2000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7];&quot;', '&quot;;[.B157];&quot;', '&quot;;[.C157];&quot;', '&quot;;[.D157];&quot;', '&quot;;SUBSTITUTE([.E157];&quot;,&quot;;&quot;.&quot;);&quot;', '&quot;;[.F157];&quot;');&quot;)" office:value-type="string" office:string-value="INSERT INTO `Person` (`id`, `name`, `surname`, `year_of_birth`, `height`, `gender`) VALUES ('156', 'Darion', 'Rey', '2000', '1.65', 'm');" calcext:value-type="string">
            <text:p>INSERT INTO `Person` (`id`, `name`, `surname`, `year_of_birth`, `height`, `gender`) VALUES ('156', 'Darion', 'Rey', '2000', '1.65', 'm'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Hendricks</text:p>
          </table:table-cell>
          <table:table-cell office:value-type="float" office:value="2008" calcext:value-type="float">
            <text:p>2008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8];&quot;', '&quot;;[.B158];&quot;', '&quot;;[.C158];&quot;', '&quot;;[.D158];&quot;', '&quot;;SUBSTITUTE([.E158];&quot;,&quot;;&quot;.&quot;);&quot;', '&quot;;[.F158];&quot;');&quot;)" office:value-type="string" office:string-value="INSERT INTO `Person` (`id`, `name`, `surname`, `year_of_birth`, `height`, `gender`) VALUES ('157', 'Kendall', 'Hendricks', '2008', '1.39', 'm');" calcext:value-type="string">
            <text:p>INSERT INTO `Person` (`id`, `name`, `surname`, `year_of_birth`, `height`, `gender`) VALUES ('157', 'Kendall', 'Hendricks', '2008', '1.39', 'm'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Watson</text:p>
          </table:table-cell>
          <table:table-cell office:value-type="float" office:value="1997" calcext:value-type="float">
            <text:p>1997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59];&quot;', '&quot;;[.B159];&quot;', '&quot;;[.C159];&quot;', '&quot;;[.D159];&quot;', '&quot;;SUBSTITUTE([.E159];&quot;,&quot;;&quot;.&quot;);&quot;', '&quot;;[.F159];&quot;');&quot;)" office:value-type="string" office:string-value="INSERT INTO `Person` (`id`, `name`, `surname`, `year_of_birth`, `height`, `gender`) VALUES ('158', 'Kingston', 'Watson', '1997', '1.43', 'm');" calcext:value-type="string">
            <text:p>INSERT INTO `Person` (`id`, `name`, `surname`, `year_of_birth`, `height`, `gender`) VALUES ('158', 'Kingston', 'Watson', '1997', '1.43', 'm'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Beltran</text:p>
          </table:table-cell>
          <table:table-cell office:value-type="float" office:value="2003" calcext:value-type="float">
            <text:p>2003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0];&quot;', '&quot;;[.B160];&quot;', '&quot;;[.C160];&quot;', '&quot;;[.D160];&quot;', '&quot;;SUBSTITUTE([.E160];&quot;,&quot;;&quot;.&quot;);&quot;', '&quot;;[.F160];&quot;');&quot;)" office:value-type="string" office:string-value="INSERT INTO `Person` (`id`, `name`, `surname`, `year_of_birth`, `height`, `gender`) VALUES ('159', 'Blaze', 'Beltran', '2003', '1.42', 'm');" calcext:value-type="string">
            <text:p>INSERT INTO `Person` (`id`, `name`, `surname`, `year_of_birth`, `height`, `gender`) VALUES ('159', 'Blaze', 'Beltran', '2003', '1.42', 'm'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Austin</text:p>
          </table:table-cell>
          <table:table-cell office:value-type="float" office:value="2002" calcext:value-type="float">
            <text:p>2002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1];&quot;', '&quot;;[.B161];&quot;', '&quot;;[.C161];&quot;', '&quot;;[.D161];&quot;', '&quot;;SUBSTITUTE([.E161];&quot;,&quot;;&quot;.&quot;);&quot;', '&quot;;[.F161];&quot;');&quot;)" office:value-type="string" office:string-value="INSERT INTO `Person` (`id`, `name`, `surname`, `year_of_birth`, `height`, `gender`) VALUES ('160', 'Emilia', 'Austin', '2002', '1.38', 'f');" calcext:value-type="string">
            <text:p>INSERT INTO `Person` (`id`, `name`, `surname`, `year_of_birth`, `height`, `gender`) VALUES ('160', 'Emilia', 'Austin', '2002', '1.38', 'f'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Aguilar</text:p>
          </table:table-cell>
          <table:table-cell office:value-type="float" office:value="1994" calcext:value-type="float">
            <text:p>1994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2];&quot;', '&quot;;[.B162];&quot;', '&quot;;[.C162];&quot;', '&quot;;[.D162];&quot;', '&quot;;SUBSTITUTE([.E162];&quot;,&quot;;&quot;.&quot;);&quot;', '&quot;;[.F162];&quot;');&quot;)" office:value-type="string" office:string-value="INSERT INTO `Person` (`id`, `name`, `surname`, `year_of_birth`, `height`, `gender`) VALUES ('161', 'Dean', 'Aguilar', '1994', '1.55', 'm');" calcext:value-type="string">
            <text:p>INSERT INTO `Person` (`id`, `name`, `surname`, `year_of_birth`, `height`, `gender`) VALUES ('161', 'Dean', 'Aguilar', '1994', '1.55', 'm'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Morris</text:p>
          </table:table-cell>
          <table:table-cell office:value-type="float" office:value="1993" calcext:value-type="float">
            <text:p>1993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3];&quot;', '&quot;;[.B163];&quot;', '&quot;;[.C163];&quot;', '&quot;;[.D163];&quot;', '&quot;;SUBSTITUTE([.E163];&quot;,&quot;;&quot;.&quot;);&quot;', '&quot;;[.F163];&quot;');&quot;)" office:value-type="string" office:string-value="INSERT INTO `Person` (`id`, `name`, `surname`, `year_of_birth`, `height`, `gender`) VALUES ('162', 'Salma', 'Morris', '1993', '1.46', 'f');" calcext:value-type="string">
            <text:p>INSERT INTO `Person` (`id`, `name`, `surname`, `year_of_birth`, `height`, `gender`) VALUES ('162', 'Salma', 'Morris', '1993', '1.46', 'f'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ssac</text:p>
          </table:table-cell>
          <table:table-cell office:value-type="string" calcext:value-type="string">
            <text:p>Santos</text:p>
          </table:table-cell>
          <table:table-cell office:value-type="float" office:value="1995" calcext:value-type="float">
            <text:p>1995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4];&quot;', '&quot;;[.B164];&quot;', '&quot;;[.C164];&quot;', '&quot;;[.D164];&quot;', '&quot;;SUBSTITUTE([.E164];&quot;,&quot;;&quot;.&quot;);&quot;', '&quot;;[.F164];&quot;');&quot;)" office:value-type="string" office:string-value="INSERT INTO `Person` (`id`, `name`, `surname`, `year_of_birth`, `height`, `gender`) VALUES ('163', 'Issac', 'Santos', '1995', '1.31', 'm');" calcext:value-type="string">
            <text:p>INSERT INTO `Person` (`id`, `name`, `surname`, `year_of_birth`, `height`, `gender`) VALUES ('163', 'Issac', 'Santos', '1995', '1.31', 'm'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iyah</text:p>
          </table:table-cell>
          <table:table-cell office:value-type="string" calcext:value-type="string">
            <text:p>Berry</text:p>
          </table:table-cell>
          <table:table-cell office:value-type="float" office:value="2010" calcext:value-type="float">
            <text:p>2010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5];&quot;', '&quot;;[.B165];&quot;', '&quot;;[.C165];&quot;', '&quot;;[.D165];&quot;', '&quot;;SUBSTITUTE([.E165];&quot;,&quot;;&quot;.&quot;);&quot;', '&quot;;[.F165];&quot;');&quot;)" office:value-type="string" office:string-value="INSERT INTO `Person` (`id`, `name`, `surname`, `year_of_birth`, `height`, `gender`) VALUES ('164', 'Aliyah', 'Berry', '2010', '1.33', 'f');" calcext:value-type="string">
            <text:p>INSERT INTO `Person` (`id`, `name`, `surname`, `year_of_birth`, `height`, `gender`) VALUES ('164', 'Aliyah', 'Berry', '2010', '1.33', 'f'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Jayce</text:p>
          </table:table-cell>
          <table:table-cell office:value-type="string" calcext:value-type="string">
            <text:p>Juarez</text:p>
          </table:table-cell>
          <table:table-cell office:value-type="float" office:value="1995" calcext:value-type="float">
            <text:p>1995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6];&quot;', '&quot;;[.B166];&quot;', '&quot;;[.C166];&quot;', '&quot;;[.D166];&quot;', '&quot;;SUBSTITUTE([.E166];&quot;,&quot;;&quot;.&quot;);&quot;', '&quot;;[.F166];&quot;');&quot;)" office:value-type="string" office:string-value="INSERT INTO `Person` (`id`, `name`, `surname`, `year_of_birth`, `height`, `gender`) VALUES ('165', 'Jayce', 'Juarez', '1995', '1.53', 'm');" calcext:value-type="string">
            <text:p>INSERT INTO `Person` (`id`, `name`, `surname`, `year_of_birth`, `height`, `gender`) VALUES ('165', 'Jayce', 'Juarez', '1995', '1.53', 'm'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Karli</text:p>
          </table:table-cell>
          <table:table-cell office:value-type="string" calcext:value-type="string">
            <text:p>Muñoz</text:p>
          </table:table-cell>
          <table:table-cell office:value-type="float" office:value="1996" calcext:value-type="float">
            <text:p>1996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7];&quot;', '&quot;;[.B167];&quot;', '&quot;;[.C167];&quot;', '&quot;;[.D167];&quot;', '&quot;;SUBSTITUTE([.E167];&quot;,&quot;;&quot;.&quot;);&quot;', '&quot;;[.F167];&quot;');&quot;)" office:value-type="string" office:string-value="INSERT INTO `Person` (`id`, `name`, `surname`, `year_of_birth`, `height`, `gender`) VALUES ('166', 'Karli', 'Muñoz', '1996', '1.69', 'f');" calcext:value-type="string">
            <text:p>INSERT INTO `Person` (`id`, `name`, `surname`, `year_of_birth`, `height`, `gender`) VALUES ('166', 'Karli', 'Muñoz', '1996', '1.69', 'f'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eonidas</text:p>
          </table:table-cell>
          <table:table-cell office:value-type="string" calcext:value-type="string">
            <text:p>Lawrence</text:p>
          </table:table-cell>
          <table:table-cell office:value-type="float" office:value="2003" calcext:value-type="float">
            <text:p>2003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8];&quot;', '&quot;;[.B168];&quot;', '&quot;;[.C168];&quot;', '&quot;;[.D168];&quot;', '&quot;;SUBSTITUTE([.E168];&quot;,&quot;;&quot;.&quot;);&quot;', '&quot;;[.F168];&quot;');&quot;)" office:value-type="string" office:string-value="INSERT INTO `Person` (`id`, `name`, `surname`, `year_of_birth`, `height`, `gender`) VALUES ('167', 'Leonidas', 'Lawrence', '2003', '1.61', 'm');" calcext:value-type="string">
            <text:p>INSERT INTO `Person` (`id`, `name`, `surname`, `year_of_birth`, `height`, `gender`) VALUES ('167', 'Leonidas', 'Lawrence', '2003', '1.61', 'm'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eshawn</text:p>
          </table:table-cell>
          <table:table-cell office:value-type="string" calcext:value-type="string">
            <text:p>Suárez</text:p>
          </table:table-cell>
          <table:table-cell office:value-type="float" office:value="1992" calcext:value-type="float">
            <text:p>1992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69];&quot;', '&quot;;[.B169];&quot;', '&quot;;[.C169];&quot;', '&quot;;[.D169];&quot;', '&quot;;SUBSTITUTE([.E169];&quot;,&quot;;&quot;.&quot;);&quot;', '&quot;;[.F169];&quot;');&quot;)" office:value-type="string" office:string-value="INSERT INTO `Person` (`id`, `name`, `surname`, `year_of_birth`, `height`, `gender`) VALUES ('168', 'Deshawn', 'Suárez', '1992', '1.47', 'm');" calcext:value-type="string">
            <text:p>INSERT INTO `Person` (`id`, `name`, `surname`, `year_of_birth`, `height`, `gender`) VALUES ('168', 'Deshawn', 'Suárez', '1992', '1.47', 'm'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Jiménez</text:p>
          </table:table-cell>
          <table:table-cell office:value-type="float" office:value="1994" calcext:value-type="float">
            <text:p>1994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0];&quot;', '&quot;;[.B170];&quot;', '&quot;;[.C170];&quot;', '&quot;;[.D170];&quot;', '&quot;;SUBSTITUTE([.E170];&quot;,&quot;;&quot;.&quot;);&quot;', '&quot;;[.F170];&quot;');&quot;)" office:value-type="string" office:string-value="INSERT INTO `Person` (`id`, `name`, `surname`, `year_of_birth`, `height`, `gender`) VALUES ('169', 'Moses', 'Jiménez', '1994', '1.57', 'm');" calcext:value-type="string">
            <text:p>INSERT INTO `Person` (`id`, `name`, `surname`, `year_of_birth`, `height`, `gender`) VALUES ('169', 'Moses', 'Jiménez', '1994', '1.57', 'm'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rias</text:p>
          </table:table-cell>
          <table:table-cell office:value-type="float" office:value="2000" calcext:value-type="float">
            <text:p>2000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1];&quot;', '&quot;;[.B171];&quot;', '&quot;;[.C171];&quot;', '&quot;;[.D171];&quot;', '&quot;;SUBSTITUTE([.E171];&quot;,&quot;;&quot;.&quot;);&quot;', '&quot;;[.F171];&quot;');&quot;)" office:value-type="string" office:string-value="INSERT INTO `Person` (`id`, `name`, `surname`, `year_of_birth`, `height`, `gender`) VALUES ('170', 'Matias', 'Arias', '2000', '1.2', 'm');" calcext:value-type="string">
            <text:p>INSERT INTO `Person` (`id`, `name`, `surname`, `year_of_birth`, `height`, `gender`) VALUES ('170', 'Matias', 'Arias', '2000', '1.2', 'm'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ritney</text:p>
          </table:table-cell>
          <table:table-cell office:value-type="string" calcext:value-type="string">
            <text:p>Gallagher</text:p>
          </table:table-cell>
          <table:table-cell office:value-type="float" office:value="1997" calcext:value-type="float">
            <text:p>1997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2];&quot;', '&quot;;[.B172];&quot;', '&quot;;[.C172];&quot;', '&quot;;[.D172];&quot;', '&quot;;SUBSTITUTE([.E172];&quot;,&quot;;&quot;.&quot;);&quot;', '&quot;;[.F172];&quot;');&quot;)" office:value-type="string" office:string-value="INSERT INTO `Person` (`id`, `name`, `surname`, `year_of_birth`, `height`, `gender`) VALUES ('171', 'Britney', 'Gallagher', '1997', '1.56', 'f');" calcext:value-type="string">
            <text:p>INSERT INTO `Person` (`id`, `name`, `surname`, `year_of_birth`, `height`, `gender`) VALUES ('171', 'Britney', 'Gallagher', '1997', '1.56', 'f'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Holden</text:p>
          </table:table-cell>
          <table:table-cell office:value-type="float" office:value="2010" calcext:value-type="float">
            <text:p>2010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3];&quot;', '&quot;;[.B173];&quot;', '&quot;;[.C173];&quot;', '&quot;;[.D173];&quot;', '&quot;;SUBSTITUTE([.E173];&quot;,&quot;;&quot;.&quot;);&quot;', '&quot;;[.F173];&quot;');&quot;)" office:value-type="string" office:string-value="INSERT INTO `Person` (`id`, `name`, `surname`, `year_of_birth`, `height`, `gender`) VALUES ('172', 'Maurice', 'Holden', '2010', '1.22', 'm');" calcext:value-type="string">
            <text:p>INSERT INTO `Person` (`id`, `name`, `surname`, `year_of_birth`, `height`, `gender`) VALUES ('172', 'Maurice', 'Holden', '2010', '1.22', 'm'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Dudley</text:p>
          </table:table-cell>
          <table:table-cell office:value-type="float" office:value="2008" calcext:value-type="float">
            <text:p>2008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4];&quot;', '&quot;;[.B174];&quot;', '&quot;;[.C174];&quot;', '&quot;;[.D174];&quot;', '&quot;;SUBSTITUTE([.E174];&quot;,&quot;;&quot;.&quot;);&quot;', '&quot;;[.F174];&quot;');&quot;)" office:value-type="string" office:string-value="INSERT INTO `Person` (`id`, `name`, `surname`, `year_of_birth`, `height`, `gender`) VALUES ('173', 'Marshall', 'Dudley', '2008', '1.59', 'm');" calcext:value-type="string">
            <text:p>INSERT INTO `Person` (`id`, `name`, `surname`, `year_of_birth`, `height`, `gender`) VALUES ('173', 'Marshall', 'Dudley', '2008', '1.59', 'm'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liyah</text:p>
          </table:table-cell>
          <table:table-cell office:value-type="string" calcext:value-type="string">
            <text:p>Nunez</text:p>
          </table:table-cell>
          <table:table-cell office:value-type="float" office:value="1991" calcext:value-type="float">
            <text:p>1991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5];&quot;', '&quot;;[.B175];&quot;', '&quot;;[.C175];&quot;', '&quot;;[.D175];&quot;', '&quot;;SUBSTITUTE([.E175];&quot;,&quot;;&quot;.&quot;);&quot;', '&quot;;[.F175];&quot;');&quot;)" office:value-type="string" office:string-value="INSERT INTO `Person` (`id`, `name`, `surname`, `year_of_birth`, `height`, `gender`) VALUES ('174', 'Maliyah', 'Nunez', '1991', '1.37', 'f');" calcext:value-type="string">
            <text:p>INSERT INTO `Person` (`id`, `name`, `surname`, `year_of_birth`, `height`, `gender`) VALUES ('174', 'Maliyah', 'Nunez', '1991', '1.37', 'f'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Vicente</text:p>
          </table:table-cell>
          <table:table-cell office:value-type="float" office:value="1991" calcext:value-type="float">
            <text:p>1991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6];&quot;', '&quot;;[.B176];&quot;', '&quot;;[.C176];&quot;', '&quot;;[.D176];&quot;', '&quot;;SUBSTITUTE([.E176];&quot;,&quot;;&quot;.&quot;);&quot;', '&quot;;[.F176];&quot;');&quot;)" office:value-type="string" office:string-value="INSERT INTO `Person` (`id`, `name`, `surname`, `year_of_birth`, `height`, `gender`) VALUES ('175', 'Ireland', 'Vicente', '1991', '1.34', 'f');" calcext:value-type="string">
            <text:p>INSERT INTO `Person` (`id`, `name`, `surname`, `year_of_birth`, `height`, `gender`) VALUES ('175', 'Ireland', 'Vicente', '1991', '1.34', 'f'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acdonald</text:p>
          </table:table-cell>
          <table:table-cell office:value-type="float" office:value="2008" calcext:value-type="float">
            <text:p>2008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7];&quot;', '&quot;;[.B177];&quot;', '&quot;;[.C177];&quot;', '&quot;;[.D177];&quot;', '&quot;;SUBSTITUTE([.E177];&quot;,&quot;;&quot;.&quot;);&quot;', '&quot;;[.F177];&quot;');&quot;)" office:value-type="string" office:string-value="INSERT INTO `Person` (`id`, `name`, `surname`, `year_of_birth`, `height`, `gender`) VALUES ('176', 'Ali', 'Macdonald', '2008', '1.43', 'f');" calcext:value-type="string">
            <text:p>INSERT INTO `Person` (`id`, `name`, `surname`, `year_of_birth`, `height`, `gender`) VALUES ('176', 'Ali', 'Macdonald', '2008', '1.43', 'f')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ambil</text:p>
          </table:table-cell>
          <table:table-cell office:value-type="float" office:value="2009" calcext:value-type="float">
            <text:p>2009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8];&quot;', '&quot;;[.B178];&quot;', '&quot;;[.C178];&quot;', '&quot;;[.D178];&quot;', '&quot;;SUBSTITUTE([.E178];&quot;,&quot;;&quot;.&quot;);&quot;', '&quot;;[.F178];&quot;');&quot;)" office:value-type="string" office:string-value="INSERT INTO `Person` (`id`, `name`, `surname`, `year_of_birth`, `height`, `gender`) VALUES ('177', 'Sidney', 'Cambil', '2009', '1.27', 'f');" calcext:value-type="string">
            <text:p>INSERT INTO `Person` (`id`, `name`, `surname`, `year_of_birth`, `height`, `gender`) VALUES ('177', 'Sidney', 'Cambil', '2009', '1.27', 'f'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Dorsey</text:p>
          </table:table-cell>
          <table:table-cell office:value-type="float" office:value="1996" calcext:value-type="float">
            <text:p>1996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79];&quot;', '&quot;;[.B179];&quot;', '&quot;;[.C179];&quot;', '&quot;;[.D179];&quot;', '&quot;;SUBSTITUTE([.E179];&quot;,&quot;;&quot;.&quot;);&quot;', '&quot;;[.F179];&quot;');&quot;)" office:value-type="string" office:string-value="INSERT INTO `Person` (`id`, `name`, `surname`, `year_of_birth`, `height`, `gender`) VALUES ('178', 'Oscar', 'Dorsey', '1996', '1.64', 'm');" calcext:value-type="string">
            <text:p>INSERT INTO `Person` (`id`, `name`, `surname`, `year_of_birth`, `height`, `gender`) VALUES ('178', 'Oscar', 'Dorsey', '1996', '1.64', 'm')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Carrasco</text:p>
          </table:table-cell>
          <table:table-cell office:value-type="float" office:value="2007" calcext:value-type="float">
            <text:p>2007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0];&quot;', '&quot;;[.B180];&quot;', '&quot;;[.C180];&quot;', '&quot;;[.D180];&quot;', '&quot;;SUBSTITUTE([.E180];&quot;,&quot;;&quot;.&quot;);&quot;', '&quot;;[.F180];&quot;');&quot;)" office:value-type="string" office:string-value="INSERT INTO `Person` (`id`, `name`, `surname`, `year_of_birth`, `height`, `gender`) VALUES ('179', 'Francesca', 'Carrasco', '2007', '1.22', 'f');" calcext:value-type="string">
            <text:p>INSERT INTO `Person` (`id`, `name`, `surname`, `year_of_birth`, `height`, `gender`) VALUES ('179', 'Francesca', 'Carrasco', '2007', '1.22', 'f'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Caballero</text:p>
          </table:table-cell>
          <table:table-cell office:value-type="float" office:value="1992" calcext:value-type="float">
            <text:p>199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1];&quot;', '&quot;;[.B181];&quot;', '&quot;;[.C181];&quot;', '&quot;;[.D181];&quot;', '&quot;;SUBSTITUTE([.E181];&quot;,&quot;;&quot;.&quot;);&quot;', '&quot;;[.F181];&quot;');&quot;)" office:value-type="string" office:string-value="INSERT INTO `Person` (`id`, `name`, `surname`, `year_of_birth`, `height`, `gender`) VALUES ('180', 'Brennan', 'Caballero', '1992', '1.3', 'm');" calcext:value-type="string">
            <text:p>INSERT INTO `Person` (`id`, `name`, `surname`, `year_of_birth`, `height`, `gender`) VALUES ('180', 'Brennan', 'Caballero', '1992', '1.3', 'm'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raedon</text:p>
          </table:table-cell>
          <table:table-cell office:value-type="string" calcext:value-type="string">
            <text:p>Alonso</text:p>
          </table:table-cell>
          <table:table-cell office:value-type="float" office:value="1999" calcext:value-type="float">
            <text:p>1999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2];&quot;', '&quot;;[.B182];&quot;', '&quot;;[.C182];&quot;', '&quot;;[.D182];&quot;', '&quot;;SUBSTITUTE([.E182];&quot;,&quot;;&quot;.&quot;);&quot;', '&quot;;[.F182];&quot;');&quot;)" office:value-type="string" office:string-value="INSERT INTO `Person` (`id`, `name`, `surname`, `year_of_birth`, `height`, `gender`) VALUES ('181', 'Braedon', 'Alonso', '1999', '1.48', 'm');" calcext:value-type="string">
            <text:p>INSERT INTO `Person` (`id`, `name`, `surname`, `year_of_birth`, `height`, `gender`) VALUES ('181', 'Braedon', 'Alonso', '1999', '1.48', 'm'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liana</text:p>
          </table:table-cell>
          <table:table-cell office:value-type="string" calcext:value-type="string">
            <text:p>Fuentes</text:p>
          </table:table-cell>
          <table:table-cell office:value-type="float" office:value="2000" calcext:value-type="float">
            <text:p>2000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3];&quot;', '&quot;;[.B183];&quot;', '&quot;;[.C183];&quot;', '&quot;;[.D183];&quot;', '&quot;;SUBSTITUTE([.E183];&quot;,&quot;;&quot;.&quot;);&quot;', '&quot;;[.F183];&quot;');&quot;)" office:value-type="string" office:string-value="INSERT INTO `Person` (`id`, `name`, `surname`, `year_of_birth`, `height`, `gender`) VALUES ('182', 'Iliana', 'Fuentes', '2000', '1.3', 'f');" calcext:value-type="string">
            <text:p>INSERT INTO `Person` (`id`, `name`, `surname`, `year_of_birth`, `height`, `gender`) VALUES ('182', 'Iliana', 'Fuentes', '2000', '1.3', 'f'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guilar</text:p>
          </table:table-cell>
          <table:table-cell office:value-type="float" office:value="1994" calcext:value-type="float">
            <text:p>1994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4];&quot;', '&quot;;[.B184];&quot;', '&quot;;[.C184];&quot;', '&quot;;[.D184];&quot;', '&quot;;SUBSTITUTE([.E184];&quot;,&quot;;&quot;.&quot;);&quot;', '&quot;;[.F184];&quot;');&quot;)" office:value-type="string" office:string-value="INSERT INTO `Person` (`id`, `name`, `surname`, `year_of_birth`, `height`, `gender`) VALUES ('183', 'Laura', 'Aguilar', '1994', '1.47', 'f');" calcext:value-type="string">
            <text:p>INSERT INTO `Person` (`id`, `name`, `surname`, `year_of_birth`, `height`, `gender`) VALUES ('183', 'Laura', 'Aguilar', '1994', '1.47', 'f')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Ramírez</text:p>
          </table:table-cell>
          <table:table-cell office:value-type="float" office:value="1997" calcext:value-type="float">
            <text:p>1997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5];&quot;', '&quot;;[.B185];&quot;', '&quot;;[.C185];&quot;', '&quot;;[.D185];&quot;', '&quot;;SUBSTITUTE([.E185];&quot;,&quot;;&quot;.&quot;);&quot;', '&quot;;[.F185];&quot;');&quot;)" office:value-type="string" office:string-value="INSERT INTO `Person` (`id`, `name`, `surname`, `year_of_birth`, `height`, `gender`) VALUES ('184', 'Devin', 'Ramírez', '1997', '1.2', 'm');" calcext:value-type="string">
            <text:p>INSERT INTO `Person` (`id`, `name`, `surname`, `year_of_birth`, `height`, `gender`) VALUES ('184', 'Devin', 'Ramírez', '1997', '1.2', 'm'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Jonathon</text:p>
          </table:table-cell>
          <table:table-cell office:value-type="string" calcext:value-type="string">
            <text:p>Pascual</text:p>
          </table:table-cell>
          <table:table-cell office:value-type="float" office:value="1997" calcext:value-type="float">
            <text:p>1997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6];&quot;', '&quot;;[.B186];&quot;', '&quot;;[.C186];&quot;', '&quot;;[.D186];&quot;', '&quot;;SUBSTITUTE([.E186];&quot;,&quot;;&quot;.&quot;);&quot;', '&quot;;[.F186];&quot;');&quot;)" office:value-type="string" office:string-value="INSERT INTO `Person` (`id`, `name`, `surname`, `year_of_birth`, `height`, `gender`) VALUES ('185', 'Jonathon', 'Pascual', '1997', '1.63', 'm');" calcext:value-type="string">
            <text:p>INSERT INTO `Person` (`id`, `name`, `surname`, `year_of_birth`, `height`, `gender`) VALUES ('185', 'Jonathon', 'Pascual', '1997', '1.63', 'm'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Martínez</text:p>
          </table:table-cell>
          <table:table-cell office:value-type="float" office:value="1994" calcext:value-type="float">
            <text:p>1994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7];&quot;', '&quot;;[.B187];&quot;', '&quot;;[.C187];&quot;', '&quot;;[.D187];&quot;', '&quot;;SUBSTITUTE([.E187];&quot;,&quot;;&quot;.&quot;);&quot;', '&quot;;[.F187];&quot;');&quot;)" office:value-type="string" office:string-value="INSERT INTO `Person` (`id`, `name`, `surname`, `year_of_birth`, `height`, `gender`) VALUES ('186', 'Pierce', 'Martínez', '1994', '1.63', 'm');" calcext:value-type="string">
            <text:p>INSERT INTO `Person` (`id`, `name`, `surname`, `year_of_birth`, `height`, `gender`) VALUES ('186', 'Pierce', 'Martínez', '1994', '1.63', 'm'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ryana</text:p>
          </table:table-cell>
          <table:table-cell office:value-type="string" calcext:value-type="string">
            <text:p>Ruiz</text:p>
          </table:table-cell>
          <table:table-cell office:value-type="float" office:value="2004" calcext:value-type="float">
            <text:p>2004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8];&quot;', '&quot;;[.B188];&quot;', '&quot;;[.C188];&quot;', '&quot;;[.D188];&quot;', '&quot;;SUBSTITUTE([.E188];&quot;,&quot;;&quot;.&quot;);&quot;', '&quot;;[.F188];&quot;');&quot;)" office:value-type="string" office:string-value="INSERT INTO `Person` (`id`, `name`, `surname`, `year_of_birth`, `height`, `gender`) VALUES ('187', 'Aryana', 'Ruiz', '2004', '1.33', 'f');" calcext:value-type="string">
            <text:p>INSERT INTO `Person` (`id`, `name`, `surname`, `year_of_birth`, `height`, `gender`) VALUES ('187', 'Aryana', 'Ruiz', '2004', '1.33', 'f')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hasity</text:p>
          </table:table-cell>
          <table:table-cell office:value-type="string" calcext:value-type="string">
            <text:p>Gutiérrez</text:p>
          </table:table-cell>
          <table:table-cell office:value-type="float" office:value="2009" calcext:value-type="float">
            <text:p>2009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89];&quot;', '&quot;;[.B189];&quot;', '&quot;;[.C189];&quot;', '&quot;;[.D189];&quot;', '&quot;;SUBSTITUTE([.E189];&quot;,&quot;;&quot;.&quot;);&quot;', '&quot;;[.F189];&quot;');&quot;)" office:value-type="string" office:string-value="INSERT INTO `Person` (`id`, `name`, `surname`, `year_of_birth`, `height`, `gender`) VALUES ('188', 'Chasity', 'Gutiérrez', '2009', '1.22', 'f');" calcext:value-type="string">
            <text:p>INSERT INTO `Person` (`id`, `name`, `surname`, `year_of_birth`, `height`, `gender`) VALUES ('188', 'Chasity', 'Gutiérrez', '2009', '1.22', 'f')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ylie</text:p>
          </table:table-cell>
          <table:table-cell office:value-type="string" calcext:value-type="string">
            <text:p>Molina</text:p>
          </table:table-cell>
          <table:table-cell office:value-type="float" office:value="1992" calcext:value-type="float">
            <text:p>1992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0];&quot;', '&quot;;[.B190];&quot;', '&quot;;[.C190];&quot;', '&quot;;[.D190];&quot;', '&quot;;SUBSTITUTE([.E190];&quot;,&quot;;&quot;.&quot;);&quot;', '&quot;;[.F190];&quot;');&quot;)" office:value-type="string" office:string-value="INSERT INTO `Person` (`id`, `name`, `surname`, `year_of_birth`, `height`, `gender`) VALUES ('189', 'Mylie', 'Molina', '1992', '1.46', 'f');" calcext:value-type="string">
            <text:p>INSERT INTO `Person` (`id`, `name`, `surname`, `year_of_birth`, `height`, `gender`) VALUES ('189', 'Mylie', 'Molina', '1992', '1.46', 'f'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ccann</text:p>
          </table:table-cell>
          <table:table-cell office:value-type="float" office:value="2010" calcext:value-type="float">
            <text:p>2010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1];&quot;', '&quot;;[.B191];&quot;', '&quot;;[.C191];&quot;', '&quot;;[.D191];&quot;', '&quot;;SUBSTITUTE([.E191];&quot;,&quot;;&quot;.&quot;);&quot;', '&quot;;[.F191];&quot;');&quot;)" office:value-type="string" office:string-value="INSERT INTO `Person` (`id`, `name`, `surname`, `year_of_birth`, `height`, `gender`) VALUES ('190', 'Case', 'Mccann', '2010', '1.33', 'm');" calcext:value-type="string">
            <text:p>INSERT INTO `Person` (`id`, `name`, `surname`, `year_of_birth`, `height`, `gender`) VALUES ('190', 'Case', 'Mccann', '2010', '1.33', 'm'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laine</text:p>
          </table:table-cell>
          <table:table-cell office:value-type="string" calcext:value-type="string">
            <text:p>Calvo</text:p>
          </table:table-cell>
          <table:table-cell office:value-type="float" office:value="1996" calcext:value-type="float">
            <text:p>1996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2];&quot;', '&quot;;[.B192];&quot;', '&quot;;[.C192];&quot;', '&quot;;[.D192];&quot;', '&quot;;SUBSTITUTE([.E192];&quot;,&quot;;&quot;.&quot;);&quot;', '&quot;;[.F192];&quot;');&quot;)" office:value-type="string" office:string-value="INSERT INTO `Person` (`id`, `name`, `surname`, `year_of_birth`, `height`, `gender`) VALUES ('191', 'Blaine', 'Calvo', '1996', '1.48', 'm');" calcext:value-type="string">
            <text:p>INSERT INTO `Person` (`id`, `name`, `surname`, `year_of_birth`, `height`, `gender`) VALUES ('191', 'Blaine', 'Calvo', '1996', '1.48', 'm'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Medina</text:p>
          </table:table-cell>
          <table:table-cell office:value-type="float" office:value="1993" calcext:value-type="float">
            <text:p>1993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3];&quot;', '&quot;;[.B193];&quot;', '&quot;;[.C193];&quot;', '&quot;;[.D193];&quot;', '&quot;;SUBSTITUTE([.E193];&quot;,&quot;;&quot;.&quot;);&quot;', '&quot;;[.F193];&quot;');&quot;)" office:value-type="string" office:string-value="INSERT INTO `Person` (`id`, `name`, `surname`, `year_of_birth`, `height`, `gender`) VALUES ('192', 'Celeste', 'Medina', '1993', '1.68', 'f');" calcext:value-type="string">
            <text:p>INSERT INTO `Person` (`id`, `name`, `surname`, `year_of_birth`, `height`, `gender`) VALUES ('192', 'Celeste', 'Medina', '1993', '1.68', 'f'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zaria</text:p>
          </table:table-cell>
          <table:table-cell office:value-type="string" calcext:value-type="string">
            <text:p>Herrero</text:p>
          </table:table-cell>
          <table:table-cell office:value-type="float" office:value="1995" calcext:value-type="float">
            <text:p>1995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4];&quot;', '&quot;;[.B194];&quot;', '&quot;;[.C194];&quot;', '&quot;;[.D194];&quot;', '&quot;;SUBSTITUTE([.E194];&quot;,&quot;;&quot;.&quot;);&quot;', '&quot;;[.F194];&quot;');&quot;)" office:value-type="string" office:string-value="INSERT INTO `Person` (`id`, `name`, `surname`, `year_of_birth`, `height`, `gender`) VALUES ('193', 'Azaria', 'Herrero', '1995', '1.39', 'f');" calcext:value-type="string">
            <text:p>INSERT INTO `Person` (`id`, `name`, `surname`, `year_of_birth`, `height`, `gender`) VALUES ('193', 'Azaria', 'Herrero', '1995', '1.39', 'f')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ilagros</text:p>
          </table:table-cell>
          <table:table-cell office:value-type="string" calcext:value-type="string">
            <text:p>Alonso</text:p>
          </table:table-cell>
          <table:table-cell office:value-type="float" office:value="1997" calcext:value-type="float">
            <text:p>1997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5];&quot;', '&quot;;[.B195];&quot;', '&quot;;[.C195];&quot;', '&quot;;[.D195];&quot;', '&quot;;SUBSTITUTE([.E195];&quot;,&quot;;&quot;.&quot;);&quot;', '&quot;;[.F195];&quot;');&quot;)" office:value-type="string" office:string-value="INSERT INTO `Person` (`id`, `name`, `surname`, `year_of_birth`, `height`, `gender`) VALUES ('194', 'Milagros', 'Alonso', '1997', '1.62', 'f');" calcext:value-type="string">
            <text:p>INSERT INTO `Person` (`id`, `name`, `surname`, `year_of_birth`, `height`, `gender`) VALUES ('194', 'Milagros', 'Alonso', '1997', '1.62', 'f'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Reyes</text:p>
          </table:table-cell>
          <table:table-cell office:value-type="float" office:value="1998" calcext:value-type="float">
            <text:p>1998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6];&quot;', '&quot;;[.B196];&quot;', '&quot;;[.C196];&quot;', '&quot;;[.D196];&quot;', '&quot;;SUBSTITUTE([.E196];&quot;,&quot;;&quot;.&quot;);&quot;', '&quot;;[.F196];&quot;');&quot;)" office:value-type="string" office:string-value="INSERT INTO `Person` (`id`, `name`, `surname`, `year_of_birth`, `height`, `gender`) VALUES ('195', 'Jonas', 'Reyes', '1998', '1.39', 'm');" calcext:value-type="string">
            <text:p>INSERT INTO `Person` (`id`, `name`, `surname`, `year_of_birth`, `height`, `gender`) VALUES ('195', 'Jonas', 'Reyes', '1998', '1.39', 'm'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Giménez</text:p>
          </table:table-cell>
          <table:table-cell office:value-type="float" office:value="2010" calcext:value-type="float">
            <text:p>2010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7];&quot;', '&quot;;[.B197];&quot;', '&quot;;[.C197];&quot;', '&quot;;[.D197];&quot;', '&quot;;SUBSTITUTE([.E197];&quot;,&quot;;&quot;.&quot;);&quot;', '&quot;;[.F197];&quot;');&quot;)" office:value-type="string" office:string-value="INSERT INTO `Person` (`id`, `name`, `surname`, `year_of_birth`, `height`, `gender`) VALUES ('196', 'Gianni', 'Giménez', '2010', '1.44', 'm');" calcext:value-type="string">
            <text:p>INSERT INTO `Person` (`id`, `name`, `surname`, `year_of_birth`, `height`, `gender`) VALUES ('196', 'Gianni', 'Giménez', '2010', '1.44', 'm')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Santana</text:p>
          </table:table-cell>
          <table:table-cell office:value-type="float" office:value="2006" calcext:value-type="float">
            <text:p>2006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8];&quot;', '&quot;;[.B198];&quot;', '&quot;;[.C198];&quot;', '&quot;;[.D198];&quot;', '&quot;;SUBSTITUTE([.E198];&quot;,&quot;;&quot;.&quot;);&quot;', '&quot;;[.F198];&quot;');&quot;)" office:value-type="string" office:string-value="INSERT INTO `Person` (`id`, `name`, `surname`, `year_of_birth`, `height`, `gender`) VALUES ('197', 'Alejandro', 'Santana', '2006', '1.32', 'm');" calcext:value-type="string">
            <text:p>INSERT INTO `Person` (`id`, `name`, `surname`, `year_of_birth`, `height`, `gender`) VALUES ('197', 'Alejandro', 'Santana', '2006', '1.32', 'm'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ileen</text:p>
          </table:table-cell>
          <table:table-cell office:value-type="string" calcext:value-type="string">
            <text:p>Hester</text:p>
          </table:table-cell>
          <table:table-cell office:value-type="float" office:value="2003" calcext:value-type="float">
            <text:p>2003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199];&quot;', '&quot;;[.B199];&quot;', '&quot;;[.C199];&quot;', '&quot;;[.D199];&quot;', '&quot;;SUBSTITUTE([.E199];&quot;,&quot;;&quot;.&quot;);&quot;', '&quot;;[.F199];&quot;');&quot;)" office:value-type="string" office:string-value="INSERT INTO `Person` (`id`, `name`, `surname`, `year_of_birth`, `height`, `gender`) VALUES ('198', 'Eileen', 'Hester', '2003', '1.43', 'f');" calcext:value-type="string">
            <text:p>INSERT INTO `Person` (`id`, `name`, `surname`, `year_of_birth`, `height`, `gender`) VALUES ('198', 'Eileen', 'Hester', '2003', '1.43', 'f'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Prieto</text:p>
          </table:table-cell>
          <table:table-cell office:value-type="float" office:value="1997" calcext:value-type="float">
            <text:p>1997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0];&quot;', '&quot;;[.B200];&quot;', '&quot;;[.C200];&quot;', '&quot;;[.D200];&quot;', '&quot;;SUBSTITUTE([.E200];&quot;,&quot;;&quot;.&quot;);&quot;', '&quot;;[.F200];&quot;');&quot;)" office:value-type="string" office:string-value="INSERT INTO `Person` (`id`, `name`, `surname`, `year_of_birth`, `height`, `gender`) VALUES ('199', 'Bruce', 'Prieto', '1997', '1.35', 'm');" calcext:value-type="string">
            <text:p>INSERT INTO `Person` (`id`, `name`, `surname`, `year_of_birth`, `height`, `gender`) VALUES ('199', 'Bruce', 'Prieto', '1997', '1.35', 'm'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Fitzgerald</text:p>
          </table:table-cell>
          <table:table-cell office:value-type="float" office:value="2008" calcext:value-type="float">
            <text:p>2008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1];&quot;', '&quot;;[.B201];&quot;', '&quot;;[.C201];&quot;', '&quot;;[.D201];&quot;', '&quot;;SUBSTITUTE([.E201];&quot;,&quot;;&quot;.&quot;);&quot;', '&quot;;[.F201];&quot;');&quot;)" office:value-type="string" office:string-value="INSERT INTO `Person` (`id`, `name`, `surname`, `year_of_birth`, `height`, `gender`) VALUES ('200', 'Pablo', 'Fitzgerald', '2008', '1.47', 'm');" calcext:value-type="string">
            <text:p>INSERT INTO `Person` (`id`, `name`, `surname`, `year_of_birth`, `height`, `gender`) VALUES ('200', 'Pablo', 'Fitzgerald', '2008', '1.47', 'm')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axton</text:p>
          </table:table-cell>
          <table:table-cell office:value-type="string" calcext:value-type="string">
            <text:p>Colon</text:p>
          </table:table-cell>
          <table:table-cell office:value-type="float" office:value="1993" calcext:value-type="float">
            <text:p>1993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2];&quot;', '&quot;;[.B202];&quot;', '&quot;;[.C202];&quot;', '&quot;;[.D202];&quot;', '&quot;;SUBSTITUTE([.E202];&quot;,&quot;;&quot;.&quot;);&quot;', '&quot;;[.F202];&quot;');&quot;)" office:value-type="string" office:string-value="INSERT INTO `Person` (`id`, `name`, `surname`, `year_of_birth`, `height`, `gender`) VALUES ('201', 'Paxton', 'Colon', '1993', '1.25', 'm');" calcext:value-type="string">
            <text:p>INSERT INTO `Person` (`id`, `name`, `surname`, `year_of_birth`, `height`, `gender`) VALUES ('201', 'Paxton', 'Colon', '1993', '1.25', 'm'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ess</text:p>
          </table:table-cell>
          <table:table-cell office:value-type="string" calcext:value-type="string">
            <text:p>Iglesias</text:p>
          </table:table-cell>
          <table:table-cell office:value-type="float" office:value="1999" calcext:value-type="float">
            <text:p>1999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3];&quot;', '&quot;;[.B203];&quot;', '&quot;;[.C203];&quot;', '&quot;;[.D203];&quot;', '&quot;;SUBSTITUTE([.E203];&quot;,&quot;;&quot;.&quot;);&quot;', '&quot;;[.F203];&quot;');&quot;)" office:value-type="string" office:string-value="INSERT INTO `Person` (`id`, `name`, `surname`, `year_of_birth`, `height`, `gender`) VALUES ('202', 'Tess', 'Iglesias', '1999', '1.33', 'f');" calcext:value-type="string">
            <text:p>INSERT INTO `Person` (`id`, `name`, `surname`, `year_of_birth`, `height`, `gender`) VALUES ('202', 'Tess', 'Iglesias', '1999', '1.33', 'f')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astro</text:p>
          </table:table-cell>
          <table:table-cell office:value-type="float" office:value="1995" calcext:value-type="float">
            <text:p>1995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4];&quot;', '&quot;;[.B204];&quot;', '&quot;;[.C204];&quot;', '&quot;;[.D204];&quot;', '&quot;;SUBSTITUTE([.E204];&quot;,&quot;;&quot;.&quot;);&quot;', '&quot;;[.F204];&quot;');&quot;)" office:value-type="string" office:string-value="INSERT INTO `Person` (`id`, `name`, `surname`, `year_of_birth`, `height`, `gender`) VALUES ('203', 'Christopher', 'Castro', '1995', '1.26', 'm');" calcext:value-type="string">
            <text:p>INSERT INTO `Person` (`id`, `name`, `surname`, `year_of_birth`, `height`, `gender`) VALUES ('203', 'Christopher', 'Castro', '1995', '1.26', 'm'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Núñez</text:p>
          </table:table-cell>
          <table:table-cell office:value-type="float" office:value="2007" calcext:value-type="float">
            <text:p>2007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5];&quot;', '&quot;;[.B205];&quot;', '&quot;;[.C205];&quot;', '&quot;;[.D205];&quot;', '&quot;;SUBSTITUTE([.E205];&quot;,&quot;;&quot;.&quot;);&quot;', '&quot;;[.F205];&quot;');&quot;)" office:value-type="string" office:string-value="INSERT INTO `Person` (`id`, `name`, `surname`, `year_of_birth`, `height`, `gender`) VALUES ('204', 'Patrick', 'Núñez', '2007', '1.52', 'm');" calcext:value-type="string">
            <text:p>INSERT INTO `Person` (`id`, `name`, `surname`, `year_of_birth`, `height`, `gender`) VALUES ('204', 'Patrick', 'Núñez', '2007', '1.52', 'm')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Orozco</text:p>
          </table:table-cell>
          <table:table-cell office:value-type="float" office:value="1997" calcext:value-type="float">
            <text:p>1997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6];&quot;', '&quot;;[.B206];&quot;', '&quot;;[.C206];&quot;', '&quot;;[.D206];&quot;', '&quot;;SUBSTITUTE([.E206];&quot;,&quot;;&quot;.&quot;);&quot;', '&quot;;[.F206];&quot;');&quot;)" office:value-type="string" office:string-value="INSERT INTO `Person` (`id`, `name`, `surname`, `year_of_birth`, `height`, `gender`) VALUES ('205', 'Titus', 'Orozco', '1997', '1.28', 'm');" calcext:value-type="string">
            <text:p>INSERT INTO `Person` (`id`, `name`, `surname`, `year_of_birth`, `height`, `gender`) VALUES ('205', 'Titus', 'Orozco', '1997', '1.28', 'm'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amarion</text:p>
          </table:table-cell>
          <table:table-cell office:value-type="string" calcext:value-type="string">
            <text:p>Montoya</text:p>
          </table:table-cell>
          <table:table-cell office:value-type="float" office:value="2001" calcext:value-type="float">
            <text:p>200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7];&quot;', '&quot;;[.B207];&quot;', '&quot;;[.C207];&quot;', '&quot;;[.D207];&quot;', '&quot;;SUBSTITUTE([.E207];&quot;,&quot;;&quot;.&quot;);&quot;', '&quot;;[.F207];&quot;');&quot;)" office:value-type="string" office:string-value="INSERT INTO `Person` (`id`, `name`, `surname`, `year_of_birth`, `height`, `gender`) VALUES ('206', 'Jamarion', 'Montoya', '2001', '1.4', 'm');" calcext:value-type="string">
            <text:p>INSERT INTO `Person` (`id`, `name`, `surname`, `year_of_birth`, `height`, `gender`) VALUES ('206', 'Jamarion', 'Montoya', '2001', '1.4', 'm'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Ortega</text:p>
          </table:table-cell>
          <table:table-cell office:value-type="float" office:value="2001" calcext:value-type="float">
            <text:p>200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8];&quot;', '&quot;;[.B208];&quot;', '&quot;;[.C208];&quot;', '&quot;;[.D208];&quot;', '&quot;;SUBSTITUTE([.E208];&quot;,&quot;;&quot;.&quot;);&quot;', '&quot;;[.F208];&quot;');&quot;)" office:value-type="string" office:string-value="INSERT INTO `Person` (`id`, `name`, `surname`, `year_of_birth`, `height`, `gender`) VALUES ('207', 'Hayden', 'Ortega', '2001', '1.4', 'f');" calcext:value-type="string">
            <text:p>INSERT INTO `Person` (`id`, `name`, `surname`, `year_of_birth`, `height`, `gender`) VALUES ('207', 'Hayden', 'Ortega', '2001', '1.4', 'f'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avon</text:p>
          </table:table-cell>
          <table:table-cell office:value-type="string" calcext:value-type="string">
            <text:p>Montero</text:p>
          </table:table-cell>
          <table:table-cell office:value-type="float" office:value="2005" calcext:value-type="float">
            <text:p>2005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COM.MICROSOFT.CONCAT(&quot;INSERT INTO `Person` (`id`, `name`, `surname`, `year_of_birth`, `height`, `gender`) VALUES ('&quot;;[.A209];&quot;', '&quot;;[.B209];&quot;', '&quot;;[.C209];&quot;', '&quot;;[.D209];&quot;', '&quot;;SUBSTITUTE([.E209];&quot;,&quot;;&quot;.&quot;);&quot;', '&quot;;[.F209];&quot;');&quot;)" office:value-type="string" office:string-value="INSERT INTO `Person` (`id`, `name`, `surname`, `year_of_birth`, `height`, `gender`) VALUES ('208', 'Javon', 'Montero', '2005', '1.54', 'm');" calcext:value-type="string">
            <text:p>INSERT INTO `Person` (`id`, `name`, `surname`, `year_of_birth`, `height`, `gender`) VALUES ('208', 'Javon', 'Montero', '2005', '1.54', 'm');</text:p>
          </table:table-cell>
        </table:table-row>
      </table:table>
      <table:named-expressions/>
      <table:database-ranges>
        <table:database-range table:name="__Anonymous_Sheet_DB__0" table:target-range-address="Sheet1.A1:Sheet1.F2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Verdana" style:language-asian="zh" style:country-asian="CN" style:font-name-complex="Verdan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 Krichenbauer</meta:initial-creator>
    <meta:creation-date>2021-01-25T10:48:04.208771927</meta:creation-date>
    <dc:date>2021-01-25T11:19:26.406772883</dc:date>
    <dc:creator>Christoph Krichenbauer</dc:creator>
    <meta:editing-duration>PT16M11S</meta:editing-duration>
    <meta:editing-cycles>2</meta:editing-cycles>
    <meta:generator>LibreOffice/7.0.4.2$Linux_X86_64 LibreOffice_project/00$Build-2</meta:generator>
    <meta:document-statistic meta:table-count="1" meta:cell-count="1463" meta:object-count="0"/>
  </office:meta>
</office:document-meta>
</file>